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C">
      <style:paragraph-properties>
        <style:tab-stops>
          <style:tab-stop style:position="0in"/>
        </style:tab-stops>
      </style:paragraph-properties>
    </style:style>
    <style:style style:name="P2" style:family="paragraph" style:parent-style-name="HD">
      <style:paragraph-properties>
        <style:tab-stops>
          <style:tab-stop style:position="0in"/>
        </style:tab-stops>
      </style:paragraph-properties>
    </style:style>
    <style:style style:name="P3" style:family="paragraph" style:parent-style-name="Body">
      <style:paragraph-properties>
        <style:tab-stops>
          <style:tab-stop style:position="0in"/>
        </style:tab-stops>
      </style:paragraph-properties>
    </style:style>
    <style:style style:name="P4" style:family="paragraph" style:parent-style-name="HA" style:master-page-name="Standard">
      <style:paragraph-properties style:page-number="auto"/>
    </style:style>
    <style:style style:name="T1"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6</text:h>
      <text:p text:style-name="HB">Classes and Metaclasses</text:p>
      <text:p text:style-name="BodyNoIndent">As seen in many of the examples in preceding chapters, classes are the mechanism used in Python to group data together with functions to operate on that data. They are the key component underlying Python's extensive support for object-oriented programming.</text:p>
      <text:p text:style-name="Body">Using objects in Python typically seems quite familiar to those with experience using classes in other languages such as Java and C++. The process of defining classes, however, contains a few features that many new Python programmers find surprising. Most notable among these are the fact that classes themselves are runtime objects with their own attributes and their own class (typically referred to as their metaclass), and the fact that the conversion of a function to a method happens when the function is retrieved from a class or class instance rather than when the class is defined.</text:p>
      <text:h text:style-name="P1" text:outline-level="2">6.1 Types, Classes and Instances</text:h>
      <text:p text:style-name="BodyNoIndent">Prior to version 2.2, Python used distinctly different mechanisms to handle builtin types implemented in the underlying implementation language (such as a function or a dictionary), instances of these builtin types, user defined classes implemented in Python and instances of user-defined classes. The boundaries between the four categories were sharply defined, as user defined classes were not permitted to inherit from the builtin types, and all user defined classes shared common underlying behavior.</text:p>
      <text:p text:style-name="Body">In Python 2.2, a number of enhancements were introduced into the type system (by means of PEP 252 and PEP 253) to break down those barriers. The end result was Python's current type system consisting of metaclasses (classes inheriting from, or basing their behavior on the builtin metaclass <text:span text:style-name="CD1">type</text:span>), classes (objects obtained by invoking a metaclass constructor) and instances (objects obtained by invoking a class constructor).</text:p>
      <text:p text:style-name="Body">With these changes, the distinctions between the different categories became a little blurred. As can be seen from the descriptions above, classes are simply objects that happen to be instances of metaclasses rather than instances of a normal class. Both builtin types and user-defined classes are typically instances of the builtin metaclass <text:span text:style-name="CD1">type</text:span> and subclasses of the builtin type <text:span text:style-name="CD1">object</text:span>. </text:p>
      <text:p text:style-name="Body">Since Python 2.2, the class of an object almost entirely controls the way the object interacts with the Python interpreter. Special methods are typically retrieved from the class directly, without checking the object instance. Interpreters are still <text:span text:style-name="E2">permitted</text:span> to check the instance for special methods, but they are no longer required to. If the two operations give different answers, then the behavior of instances of such a class when passed to operations accessing special methods is formally undefined and may vary between different interpreter implementations unless otherwise noted in Chapter XREF(Summary of Class Protocols). Prior to Python 2.2, all retrieval of special methods for user-defined types went through the instances, allowing the behavior to be changed for each instance rather than for each type.</text:p>
      <text:h text:style-name="P2" text:outline-level="3">6.1.1 Defining a Standard Class</text:h>
      <text:p text:style-name="BodyNoIndent">The basic tool for defining a class in Python is the <text:span text:style-name="CD2">class</text:span> statement. This has the form:</text:p>
      <text:p text:style-name="CDT1"><text:span text:style-name="CD2">class</text:span> <text:span text:style-name="CD3">CLASS_NAME</text:span>(<text:span text:style-name="CD3">BASE_CLASSES</text:span>):</text:p>
      <text:p text:style-name="CDTX"><text:s text:c="4"/><text:span text:style-name="CD3">CLASS_SUITE</text:span></text:p>
      <text:p text:style-name="Body"><text:soft-page-break/>This statement creates a new class object and binds it to the supplied name. It is effectively evaluated as follows:</text:p>
      <text:p text:style-name="CDT1"><text:span text:style-name="CD3"># namespace, bases and metaclass are not visible to user code</text:span></text:p>
      <text:p text:style-name="CDT">bases = <text:span text:style-name="CD3">BASE_CLASSES</text:span></text:p>
      <text:p text:style-name="CDT"><text:span text:style-name="CD1">module_namespace = globals()</text:span></text:p>
      <text:p text:style-name="CDT"><text:span text:style-name="CD1">class_namespace = {}</text:span></text:p>
      <text:p text:style-name="CDT"><text:span text:style-name="CD2">exec</text:span> <text:span text:style-name="CD3">CLASS_SUITE</text:span> <text:span text:style-name="CD2">in</text:span> <text:span text:style-name="CD1">module_namespace</text:span>, class_namespace</text:p>
      <text:p text:style-name="CDT">metaclass = _find_metaclass(class_namespace, <text:span text:style-name="CD1">module_namespace</text:span>, bases)</text:p>
      <text:p text:style-name="CDTX"><text:span text:style-name="CD3">CLASS_NAME</text:span> = metaclass(<text:span text:style-name="CD3">CLASS_NAME</text:span>, bases, namespace)</text:p>
      <text:p text:style-name="P3">The <text:span text:style-name="CD1">globals()</text:span> builtin function and the <text:span text:style-name="CD2">exec</text:span> statement operate as described in Chapter XREF(References and Namespaces). That chapter also describes how variable names are resolved for code in a class definition statement (with names being looked up as lexically scoped free variables or in the class definition namespace or the module global namespace as appropriate).</text:p>
      <text:p text:style-name="P3">Rather than being an actual Python function, <text:span text:style-name="CD1">_find_metaclass()</text:span> is an internal interpreter operation that is not typically exposed to Python applications. Details on this operation are given in the section on alternate metaclasses at the end of this chapter. For the purposes of most of this chapter, we will assume that the result of this operation is the builtin metaclass <text:span text:style-name="CD1">type</text:span> (this will occur when inheriting directly or indirectly from the builtin type <text:span text:style-name="CD1">object</text:span>). The <text:span text:style-name="CD1">__class__</text:span> attribute of a class can be queried to determine the metaclass.</text:p>
      <text:p text:style-name="Body">The contained suite defines the initial contents of the class namespace. Names assigned in this suite become attributes of the created class object. While all of the flow control operations and expressions described in earlier chapters are legal inside a class definition, it is common practice to limit the expressions used in the class body to simple assignment statements and function definitions. Using complex logic inside a class definition makes it difficult for human readers of the code to determine the characteristics of the class, even if the Python interpreter can follow the logic precisely.</text:p>
      <text:p text:style-name="Body">As with functions, standard classes provide a <text:span text:style-name="CD1">__name__</text:span> attribute that reflects the name used in the original class definition statement. Also like functions, a string provided as the first statement in the body of the class statement serves as a docstring for the class, and is automatically assigned to the <text:span text:style-name="CD1">__doc__</text:span> attribute in the class namespace. PEP 257 covers the documentation string conventions employed in the Python standard library. These conventions are recognized by a number of automated documentation tools, such as the standard library's own <text:span text:style-name="CD1">pydoc</text:span> module.</text:p>
      <text:p text:style-name="Body">The following example shows a very simple class definition, where the class object is merely being used to store a number of attributes. This example highlights one of the main differences between Python classes and classes in languages such as Java or C++. In those other languages, attribute names in a class definition statement refer to instance attributes unless an explicit marker is added to indicate otherwise. In Python, attribute names in a class definition statement are always stored as attributes of the class object.</text:p>
      <text:p text:style-name="CDT1">&gt;&gt;&gt; class ShowClassDefinition(object):</text:p>
      <text:p text:style-name="CDT">... <text:s text:c="2"/>"""A simple class to demonstrate the class definition statement"""</text:p>
      <text:p text:style-name="CDT">... <text:s text:c="2"/>print "Defining class namespace"</text:p>
      <text:p text:style-name="CDT">... <text:s text:c="2"/>a = "Hello!"</text:p>
      <text:p text:style-name="CDT">... <text:s text:c="2"/>b = 1</text:p>
      <text:p text:style-name="CDT">... <text:s text:c="2"/>print "Finished defining class namespace"</text:p>
      <text:p text:style-name="CDT">...</text:p>
      <text:p text:style-name="CDT">Defining class namespace</text:p>
      <text:p text:style-name="CDT">Finished defining class namespace</text:p>
      <text:p text:style-name="CDT">&gt;&gt;&gt; ShowClassDefinition.__name__</text:p>
      <text:p text:style-name="CDT">'ShowClassDefinition'</text:p>
      <text:p text:style-name="CDT">&gt;&gt;&gt; ShowClassDefinition.__doc__</text:p>
      <text:p text:style-name="CDT">'A simple class to demonstrate the class definition statement'</text:p>
      <text:p text:style-name="CDT">&gt;&gt;&gt; ShowClassDefinition.__class__.__name__</text:p>
      <text:p text:style-name="CDT">'type'</text:p>
      <text:p text:style-name="CDT">&gt;&gt;&gt; ShowClassDefinition.a</text:p>
      <text:p text:style-name="CDT">'Hello!'</text:p>
      <text:p text:style-name="CDT"><text:soft-page-break/>&gt;&gt;&gt; ShowClassDefinition.b</text:p>
      <text:p text:style-name="CDTX">1</text:p>
      <text:h text:style-name="P2" text:outline-level="3">6.1.2 Classic Classes and Standard Classes</text:h>
      <text:p text:style-name="BodyNoIndent">To avoid causing significant problems for existing Python programs expecting the original behavior of Python classes, a class definition which does not inherit from any other classes still results in a class which behaves as all user-defined classes did prior to Python 2.2. This is implemented through the use of a special metaclass, <text:span text:style-name="CD1">types.InstanceType</text:span>. Classes of that type are known as classic (or old-style) classes, and exhibit some differences from the standard class behavior described in this chapter. The behavioral differences of classic classes are described later in the section on alternative metaclasses.</text:p>
      <text:p text:style-name="Body">The focus of this chapter is on standard classes, which are still commonly known as new-style classes (even though they're rapidly approaching the fifth anniversary of their first official release in Python 2.2). Standard classes are instances of the standard metaclass <text:span text:style-name="CD1">type</text:span>. A user-defined standard class can be created by inheriting from the builtin type <text:span text:style-name="CD1">object</text:span> (or another builtin type) or by explicitly declaring <text:span text:style-name="CD1">type</text:span> as the metaclass to be used.</text:p>
      <text:p text:style-name="Body">From Python 2.2 to Python 2.4, exceptions were the only builtin types in Python that continued to operate as classic classes. As of Python 2.5, exceptions are standard classes along with the rest of the builtin types.</text:p>
      <text:h text:style-name="P2" text:outline-level="3">6.1.3 Naming Conventions for Class Related Variables</text:h>
      <text:p text:style-name="BodyNoIndent">When writing code that manipulates classes, metaclasses and instances, it can occasionally be unclear whether a variable refers to an instance or its class or metaclass. To help clarify this, classes and metaclasses are typically referred to using the names <text:span text:style-name="CD1">cls</text:span> and <text:span text:style-name="CD1">mcl</text:span>, respectively. The names <text:span text:style-name="CD1">klass</text:span> and <text:span text:style-name="CD1">class_</text:span> may also be encountered as alternatives to the abbreviation <text:span text:style-name="CD1">cls</text:span> (the name <text:span text:style-name="CD1">class</text:span> is unavailable due to its use as a keyword for the class definition statement).</text:p>
      <text:p text:style-name="Body">The names used to refer to class instances are more varied, as class instances may represent many different concepts. However, the name <text:span text:style-name="CD1">self</text:span> is used by convention to refer to the first argument of an instance method (although metaclasses may use <text:span text:style-name="CD1">cls</text:span> instead, as their instances are classes).</text:p>
      <text:h text:style-name="P2" text:outline-level="3">6.2 Manipulating Object Attributes</text:h>
      <text:p text:style-name="BodyNoIndent">Chapter XREF(References and Namespaces) describes the basic syntax and mechanisms used to manipulate the attributes of an object. This section focuses on describing how those operations are implemented by the builtin classes <text:span text:style-name="CD1">object</text:span> and <text:span text:style-name="CD1">type</text:span>.</text:p>
      <text:p text:style-name="Body">Before describing the overall implementation of the operations, it is necessary to describe several component pieces that are used to implement the attribute manipulation operations.</text:p>
      <text:h text:style-name="P2" text:outline-level="3">6.2.1 Class Attributes</text:h>
      <text:p text:style-name="BodyNoIndent">The attributes assigned in the body of a class definition statement are accessible as attributes of both the class and instances of that class. An important point to remember when working with mutable class attributes is that even though they can be accessed through multiple instances, there is still only a single shared object stored in the class namespace.</text:p>
      <text:p text:style-name="Body">Class attributes can be accessed through instances, but they cannot be assigned to a different object or deleted. Only instance attributes can be assigned or deleted that way.</text:p>
      <text:p text:style-name="Body">The following listing shows basic manipulation of a standard class attribute.</text:p>
      <text:p text:style-name="CDT1">&gt;&gt;&gt; class ShowClassAttribute(object):</text:p>
      <text:p text:style-name="CDT"><text:soft-page-break/>... <text:s text:c="4"/>attr = []</text:p>
      <text:p text:style-name="CDT">...</text:p>
      <text:p text:style-name="CDT">&gt;&gt;&gt; x = ShowClassAttribute()</text:p>
      <text:p text:style-name="CDT">&gt;&gt;&gt; y = ShowClassAttribute()</text:p>
      <text:p text:style-name="CDT">&gt;&gt;&gt; x.attr <text:s text:c="25"/># Retrieve class attribute through instance</text:p>
      <text:p text:style-name="CDT">[]</text:p>
      <text:p text:style-name="CDT">&gt;&gt;&gt; x.attr.append(1) <text:s text:c="15"/># Modify class attribute through one instance</text:p>
      <text:p text:style-name="CDT">&gt;&gt;&gt; x.attr <text:s text:c="25"/># Change is visible on same instance</text:p>
      <text:p text:style-name="CDT">[1]</text:p>
      <text:p text:style-name="CDT">&gt;&gt;&gt; y.attr <text:s text:c="25"/># Change is also visible on other instance</text:p>
      <text:p text:style-name="CDT">[1]</text:p>
      <text:p text:style-name="CDT">&gt;&gt;&gt; x.attr is y.attr <text:s text:c="15"/># Both instances are accessing the same object</text:p>
      <text:p text:style-name="CDTX">True</text:p>
      <text:h text:style-name="P2" text:outline-level="3">6.2.2 Instance Attributes</text:h>
      <text:p text:style-name="BodyNoIndent">Nearly all user-defined classes and some builtin types provide a special instance dictionary attribute on each instance called <text:span text:style-name="CD1">__dict__</text:span>. This attribute provides access to a string-keyed mapping object used to store attributes specific to that particular instance of the class. Rather than querying the attribute directly, the mapping may also be retrieved by passing the object to the builtin function <text:span text:style-name="CD1">vars()</text:span>.</text:p>
      <text:p text:style-name="Body">Setting and deleting attributes on the instance is normally equivalent to performing the corresponding operations on the instance dictionary. The only difference is that the attribute operations typically raise <text:span text:style-name="CD1">AttributeError</text:span> when the attribute is not found, while operating directly on the mapping will raise <text:span text:style-name="CD1">KeyError</text:span>. Different interpreter implementations may place constraints on the mappings returned from class instances, such as limiting them to string keys only, or by preventing direct modification of the mapping for some classes (instances of <text:span text:style-name="CD1">type</text:span> in CPython, for example, do not permit direct modification of this mapping).</text:p>
      <text:p text:style-name="Body">If an object does not have an instance dictionary, then attempting to set new attributes on the instance will fail with an <text:span text:style-name="CD1">AttributeError</text:span> as the interpreter does not have anywhere to store the attribute values. All user-defined classes have an instance dictionary by default, but it may be explicitly removed by the class definition in order to reduce memory consumption (the mechanism for doing so is described later in this section).</text:p>
      <text:p text:style-name="Body">Assigning an instance attribute with the same name as a class attribute is referred to as shadowing, and the class attribute is said to have been shadowed in the instance dictionary. Operations on that attribute using that instance will generally use the instance attribute instead of the class attribute.</text:p>
      <text:p text:style-name="Body">The following listing shows basic manipulation of a standard instance attribute.</text:p>
      <text:p text:style-name="CDT1">&gt;&gt;&gt; class ShowInstanceAttribute(object):</text:p>
      <text:p text:style-name="CDT">... <text:s text:c="4"/>attr = []</text:p>
      <text:p text:style-name="CDT">...</text:p>
      <text:p text:style-name="CDT">&gt;&gt;&gt; x = ShowInstanceAttribute()</text:p>
      <text:p text:style-name="CDT">&gt;&gt;&gt; y = ShowInstanceAttribute()</text:p>
      <text:p text:style-name="CDT">&gt;&gt;&gt; x.attr <text:s text:c="24"/># Retrieve class attribute through instance</text:p>
      <text:p text:style-name="CDT">[]</text:p>
      <text:p text:style-name="CDT">&gt;&gt;&gt; x.attr = [1] <text:s text:c="18"/># Assign attribute on one instance</text:p>
      <text:p text:style-name="CDT">&gt;&gt;&gt; x.attr <text:s text:c="24"/># Change is visible on same instance</text:p>
      <text:p text:style-name="CDT">[1]</text:p>
      <text:p text:style-name="CDT">&gt;&gt;&gt; y.attr <text:s text:c="24"/># Change is not visible to other instance</text:p>
      <text:p text:style-name="CDT">[]</text:p>
      <text:p text:style-name="CDT">&gt;&gt;&gt; x.attr is y.attr <text:s text:c="14"/># Instances are not accessing the same object</text:p>
      <text:p text:style-name="CDT">False</text:p>
      <text:p text:style-name="CDT">&gt;&gt;&gt; del x.attr <text:s text:c="20"/># Remove instance attribute</text:p>
      <text:p text:style-name="CDT">&gt;&gt;&gt; x.attr <text:s text:c="24"/># Class attribute is no longer shadowed</text:p>
      <text:p text:style-name="CDT">[]</text:p>
      <text:p text:style-name="CDT">&gt;&gt;&gt; x.attr is y.attr <text:s text:c="14"/># Both instances again access the same object</text:p>
      <text:p text:style-name="CDTX">True</text:p>
      <text:h text:style-name="P2" text:outline-level="3"><text:soft-page-break/>6.2.3 Shadowable Descriptors</text:h>
      <text:p text:style-name="BodyNoIndent">Descriptors are a special kind of class attribute that can affect the way they are accessed via standard classes and instances. Shadowable descriptors only affect the retrieval operations. If the attribute is assigned to via an instance then it is shadowed in the instance dictionary just as for a normal class attribute (hence the name). Shadowable descriptors are also commonly known as non-data descriptors due to their original use to implement retrieval of methods instead of data.</text:p>
      <text:p text:style-name="Body">A shadowable descriptor defines a single special method, <text:span text:style-name="CD1"><text:span text:style-name="T1">__get__()</text:span></text:span>. This special method is called when the descriptor is a class attribute that is retrieved via either a standard class or instance. The method accepts two arguments: the instance the descriptor is being retrieved from and the class the descriptor is being retrieved from. When the descriptor is retrieved through an instance, both arguments are provided, with the second argument set to the class of the instance. When the descriptor is retrieved through a class, then the first argument is set to None.</text:p>
      <text:p text:style-name="Body">In addition to their original use in defining methods, shadowable descriptors are also useful for defining lazily evaluated instance attributes that are calculated on the first access. Whether to use a descriptor or a <text:s/>method without any arguments for such calculations will depend on the needs of the specific application or interface. When such default value descriptors are retrieved from a class object rather than an instance, they typically return themselves, allowing easy access to the actual descriptor object.</text:p>
      <text:p text:style-name="Body">The following listing shows the basic operation of a shadowable descriptor.</text:p>
      <text:p text:style-name="CDT1">&gt;&gt;&gt; class ShadowableDescriptor(object):</text:p>
      <text:p text:style-name="CDT">... <text:s text:c="4"/>def __get__(self, obj, cls):</text:p>
      <text:p text:style-name="CDT">... <text:s text:c="8"/>print "Invoking descriptor"</text:p>
      <text:p text:style-name="CDT">... <text:s text:c="8"/>if obj is None:</text:p>
      <text:p text:style-name="CDT">... <text:s text:c="12"/>return "Retrieved attribute from class"</text:p>
      <text:p text:style-name="CDT">... <text:s text:c="8"/>else:</text:p>
      <text:p text:style-name="CDT">... <text:s text:c="12"/>return "Retrieved attribute from instance"</text:p>
      <text:p text:style-name="CDT">...</text:p>
      <text:p text:style-name="CDT">&gt;&gt;&gt; class ShowShadowableDescriptor(object):</text:p>
      <text:p text:style-name="CDT">... <text:s text:c="4"/>attr = ShadowableDescriptor()</text:p>
      <text:p text:style-name="CDT">...</text:p>
      <text:p text:style-name="CDT">&gt;&gt;&gt; x = ShowShadowableDescriptor()</text:p>
      <text:p text:style-name="CDT">&gt;&gt;&gt; ShowShadowableDescriptor.attr <text:s text:c="4"/># Retrieve descriptor through class</text:p>
      <text:p text:style-name="CDT">Invoking descriptor</text:p>
      <text:p text:style-name="CDT">'Retrieved attribute from class'</text:p>
      <text:p text:style-name="CDT">&gt;&gt;&gt; x.attr <text:s text:c="27"/># Retrieve descriptor through instance</text:p>
      <text:p text:style-name="CDT">Invoking descriptor</text:p>
      <text:p text:style-name="CDT">'Retrieved attribute from instance'</text:p>
      <text:p text:style-name="CDT">&gt;&gt;&gt; x.attr = 1 <text:s text:c="23"/># Assign attribute on instance</text:p>
      <text:p text:style-name="CDT">&gt;&gt;&gt; x.attr <text:s text:c="27"/># Descriptor is shadowed</text:p>
      <text:p text:style-name="CDT">1</text:p>
      <text:p text:style-name="CDT">&gt;&gt;&gt; del x.attr <text:s text:c="23"/># Remove instance attribute</text:p>
      <text:p text:style-name="CDT">&gt;&gt;&gt; x.attr <text:s text:c="27"/># Descriptor is no longer shadowed</text:p>
      <text:p text:style-name="CDT">Invoking descriptor</text:p>
      <text:p text:style-name="CDTX">'Retrieved attribute from instance'</text:p>
      <text:h text:style-name="P2" text:outline-level="3">6.2.4 Functions and Methods</text:h>
      <text:p text:style-name="BodyNoIndent">The predominant use for shadowable descriptors is to implement methods for Python classes. Function objects provide a <text:span text:style-name="CD1">__get__()</text:span> method which returns an instance method object when called. Instance methods provide three attributes: <text:span text:style-name="CD1">im_func</text:span>, which is a reference to the original function object; <text:span text:style-name="CD1">im_self</text:span>, which is a reference to the instance argument to the <text:span text:style-name="CD1">__get__()</text:span> method; and im_class, which is a reference to the class argument to the <text:span text:style-name="CD1">__get__()</text:span> method.</text:p>
      <text:p text:style-name="P3"><text:soft-page-break/>When called, an instance method invokes the underlying function object. If the <text:span text:style-name="CD1">im_self</text:span> attribute is set to <text:span text:style-name="CD1">None</text:span>, then the instance method is considered and unbound method and the first argument to the call is checked to ensure it is an instance of <text:span text:style-name="CD1">im_class</text:span>. This typically occurs when the method has been retrieved directly from the class instead of from an instance. When the method is retrieved from a class instance, then the <text:span text:style-name="CD1">im_self</text:span> attribute refers to that instance and the method is considered bound to that instance. The value of this attribute is then provided as the first argument when the underlying function is called, with any arguments to the method call appended afterwards.</text:p>
      <text:p text:style-name="P3">This behavior means that a method declaration in a class definition is nothing more than a normal function definition. A single function may be used in multiple classes without any problems, as it is the action of retrieving the attribute from the instance or class that creates the bound or unbound instance method. This is also the origin of the explicit <text:span text:style-name="CD1">self</text:span> parameter in method definitions that puzzles many newcomers to Python – as methods are just normal functions, retrieving a function from a class instance acts as a limited form of partial function application, implicitly supplying the first argument. It doesn't actually make any difference whether the function was originally defined as part of the class definition statement or defined separately and then assigned to an attribute of the class. Using the name <text:span text:style-name="CD1">self</text:span> for the first parameter is a programming convention to improve readability rather than being part of the language definition (and, as noted earlier, many metaclasses will instead use the name <text:span text:style-name="CD1">cls</text:span> in order to emphasize the fact that their instances are classes).</text:p>
      <text:p text:style-name="P3">The builtin decorators <text:span text:style-name="CD1">@classmethod</text:span> and <text:span text:style-name="CD1">@staticmethod</text:span> are provided for use when the normal instance method behavior of functions is not desired. Static method descriptors provide a <text:span text:style-name="CD1">__get__()</text:span> method which simply returns the original function without any modifications. The <text:span text:style-name="CD1">__get__()</text:span> method of a class method descriptor always returns a bound instance method, but the <text:span text:style-name="CD1">im_self</text:span> attribute is bound to the class object, while the <text:span text:style-name="CD1">im_class</text:span> attribute is bound to the metaclass. For normal classes, the first argument to a class method is conventionally named <text:span text:style-name="CD1">cls</text:span>, while for metaclasses it is conventionally named <text:span text:style-name="CD1">mcl</text:span>. These naming conventions are also used for the special method <text:span text:style-name="CD1">__new__()</text:span>, as that method operates similarly to a class method.</text:p>
      <text:p text:style-name="P3">The following listing shows the behavior of the different kinds of method descriptor.</text:p>
      <text:p text:style-name="CDT1">&gt;&gt;&gt; def show_function(arg):</text:p>
      <text:p text:style-name="CDT">... <text:s text:c="4"/>print "Calling function with instance of type %r" % type(arg).__name__</text:p>
      <text:p text:style-name="CDT">...</text:p>
      <text:p text:style-name="CDT">&gt;&gt;&gt; class ShowMethodDescriptors(object):</text:p>
      <text:p text:style-name="CDT">... <text:s text:c="4"/>im = show_function</text:p>
      <text:p text:style-name="CDT">... <text:s text:c="4"/>cm = classmethod(show_function)</text:p>
      <text:p text:style-name="CDT">... <text:s text:c="4"/>sm = staticmethod(show_function)</text:p>
      <text:p text:style-name="CDT">...</text:p>
      <text:p text:style-name="CDT">&gt;&gt;&gt; x = ShowMethodDescriptors()</text:p>
      <text:p text:style-name="CDT">&gt;&gt;&gt; ShowMethodDescriptors.im(x) <text:s text:c="6"/># Call instance method through class</text:p>
      <text:p text:style-name="CDT">Calling function with instance of type 'ShowMethodDescriptors'</text:p>
      <text:p text:style-name="CDT">&gt;&gt;&gt; ShowMethodDescriptors.cm() <text:s text:c="7"/># Call class method through class</text:p>
      <text:p text:style-name="CDT">Calling function with instance of type 'type'</text:p>
      <text:p text:style-name="CDT">&gt;&gt;&gt; ShowMethodDescriptors.sm(1) <text:s text:c="6"/># Call static method through class</text:p>
      <text:p text:style-name="CDT">Calling function with instance of type 'int'</text:p>
      <text:p text:style-name="CDT">&gt;&gt;&gt; x.im() <text:s text:c="27"/># Call instance method through instance</text:p>
      <text:p text:style-name="CDT">Calling function with instance of type 'ShowMethodDescriptors'</text:p>
      <text:p text:style-name="CDT">&gt;&gt;&gt; x.cm() <text:s text:c="27"/># Call class method through instance</text:p>
      <text:p text:style-name="CDT">Calling function with instance of type 'type'</text:p>
      <text:p text:style-name="CDT">&gt;&gt;&gt; x.sm(1) <text:s text:c="26"/># Call static method through instance</text:p>
      <text:p text:style-name="CDTX">Calling function with instance of type 'int'</text:p>
      <text:h text:style-name="P2" text:outline-level="3">6.2.5 Enforced Descriptors</text:h>
      <text:p text:style-name="BodyNoIndent">Enforced descriptors are the second kind of descriptor object. In addition to a <text:span text:style-name="CD1">__get__()</text:span> method, enforced descriptors also provide <text:span text:style-name="CD1">__set__()</text:span> and <text:span text:style-name="CD1">__delete__()</text:span> methods to control what happens when the attribute is assigned to or deleted from an instance of the class. If present on a descriptor class attribute, the descriptor's <text:soft-page-break/>methods are always invoked, regardless of whether or not a shadowing instance attribute is present. This applies to the <text:span text:style-name="CD1">__get__()</text:span> method as well as the two additional methods. Enforced descriptors are also commonly known as data descriptors due to their original use to implement access to internal data elements of builtin objects.</text:p>
      <text:p text:style-name="Body">Aside from being invoked even if a shadowing instance attribute is present, the <text:span text:style-name="CD1">__get__()</text:span> method of an enforced descriptor is otherwise the same as that of a shadowable descriptor. The <text:span text:style-name="CD1">__set__()</text:span> and <text:span text:style-name="CD1">__delete__()</text:span> methods, however, are invoked only when attributes are set and deleted on instances of the class. Setting and deleting the attribute directly on the class replaces or removes the descriptor itself.</text:p>
      <text:p text:style-name="Body">Accordingly, the <text:span text:style-name="CD1">__set__()</text:span> method accepts two arguments: the instance being modified and the value being assigned to the attribute. The <text:span text:style-name="CD1">__delete__()</text:span> method accepts a single argument: the instance being modified. The latter method is called <text:span text:style-name="CD1">__delete__()</text:span>, as the special method name <text:span text:style-name="CD1">__del__()</text:span> already had a meaning in the context of object lifecycle management.</text:p>
      <text:p text:style-name="Body">Enforced descriptors are useful for imposing restrictions on the values that can be assigned to an attribute, as well as allowing an attribute to be stored somewhere other than an object's instance dictionary. For example, the data attributes of builtin objects may be made available to Python code by means of enforced descriptors.</text:p>
      <text:p text:style-name="Body">The following listing shows the basic operation of an enforced descriptor.</text:p>
      <text:p text:style-name="CDT1">&gt;&gt;&gt; class EnforcedDescriptor(object):</text:p>
      <text:p text:style-name="CDT">... <text:s text:c="4"/>def __get__(self, obj, cls):</text:p>
      <text:p text:style-name="CDT">... <text:s text:c="8"/>print "Invoking descriptor"</text:p>
      <text:p text:style-name="CDT">... <text:s text:c="8"/>if obj is None:</text:p>
      <text:p text:style-name="CDT">... <text:s text:c="12"/>return "Retrieved attribute from class"</text:p>
      <text:p text:style-name="CDT">... <text:s text:c="8"/>else:</text:p>
      <text:p text:style-name="CDT">... <text:s text:c="12"/>return obj.__dict__.get("attr", "Attribute not set on instance")</text:p>
      <text:p text:style-name="CDT">... <text:s text:c="4"/>def __set__(self, obj, value):</text:p>
      <text:p text:style-name="CDT">... <text:s text:c="8"/>print "Setting attribute to %r on instance" % (value,)</text:p>
      <text:p text:style-name="CDT">... <text:s text:c="8"/>obj.__dict__["attr"] = value</text:p>
      <text:p text:style-name="CDT">... <text:s text:c="4"/>def __delete__(self, obj):</text:p>
      <text:p text:style-name="CDT">... <text:s text:c="8"/>print "Removing attribute from instance"</text:p>
      <text:p text:style-name="CDT">... <text:s text:c="8"/>del obj.__dict__["attr"]</text:p>
      <text:p text:style-name="CDT">...</text:p>
      <text:p text:style-name="CDT">&gt;&gt;&gt; class ShowEnforcedDescriptor(object):</text:p>
      <text:p text:style-name="CDT">... <text:s text:c="4"/>attr = EnforcedDescriptor()</text:p>
      <text:p text:style-name="CDT">...</text:p>
      <text:p text:style-name="CDT">&gt;&gt;&gt; x = ShowEnforcedDescriptor()</text:p>
      <text:p text:style-name="CDT">&gt;&gt;&gt; ShowEnforcedDescriptor.attr <text:s text:c="6"/># Retrieve descriptor through class</text:p>
      <text:p text:style-name="CDT">Invoking descriptor</text:p>
      <text:p text:style-name="CDT">'Retrieved attribute from class'</text:p>
      <text:p text:style-name="CDT">&gt;&gt;&gt; x.attr <text:s text:c="27"/># Retrieve descriptor through instance</text:p>
      <text:p text:style-name="CDT">Invoking descriptor</text:p>
      <text:p text:style-name="CDT">'Attribute not set on instance'</text:p>
      <text:p text:style-name="CDT">&gt;&gt;&gt; x.attr = 1 <text:s text:c="23"/># Assign attribute on instance</text:p>
      <text:p text:style-name="CDT">Setting attribute to 1 on instance</text:p>
      <text:p text:style-name="CDT">&gt;&gt;&gt; x.attr <text:s text:c="27"/># Descriptor is still called when shadowed</text:p>
      <text:p text:style-name="CDT">Invoking descriptor</text:p>
      <text:p text:style-name="CDT">1</text:p>
      <text:p text:style-name="CDT">&gt;&gt;&gt; del x.attr <text:s text:c="23"/># Remove instance attribute</text:p>
      <text:p text:style-name="CDT">Removing attribute from instance</text:p>
      <text:p text:style-name="CDT">&gt;&gt;&gt; x.attr <text:s text:c="27"/># Descriptor is no longer shadowed</text:p>
      <text:p text:style-name="CDT">Invoking descriptor</text:p>
      <text:p text:style-name="CDTX">'Attribute not set on instance'</text:p>
      <text:h text:style-name="P2" text:outline-level="3"><text:soft-page-break/>6.2.6 Property Attributes</text:h>
      <text:p text:style-name="BodyNoIndent">Writing enforced descriptors directly can be somewhat tedious, particularly when the normal behavior of being able to access the descriptor object via the class object is desired. The builtin enforced descriptor <text:span text:style-name="CD1">property()</text:span> simplifies the process of defining such descriptors.</text:p>
      <text:p text:style-name="Body">The property constructor accepts three methods <text:span text:style-name="CD1">fget</text:span>, <text:span text:style-name="CD1">fset</text:span> and <text:span text:style-name="CD1">fdel</text:span> as arguments to be used to retrieve, set and delete the attribute. If any of the methods are omitted the corresponding operation is not permitted for the attribute on instances of the class. A docstring for the property object can be provided either as the fourth argument or as the docstring of the <text:span text:style-name="CD1">fget</text:span> method (the latter option is a new feature in Python 2.5).</text:p>
      <text:p text:style-name="Body">The following listing shows the use of property() as a function decorator to create a read only attribute, as well as a simple example of using it to define a read/write attribute.</text:p>
      <text:p text:style-name="Body"/>
      <text:p text:style-name="CDT1">&gt;&gt;&gt; class ShowPropertyAttributes(object):</text:p>
      <text:p text:style-name="CDT">... <text:s text:c="4"/>@property</text:p>
      <text:p text:style-name="CDT">... <text:s text:c="4"/>def ro(self):</text:p>
      <text:p text:style-name="CDT">... <text:s text:c="8"/>"""A read-only property"""</text:p>
      <text:p text:style-name="CDT">... <text:s text:c="8"/>print "Retrieving read-only property"</text:p>
      <text:p text:style-name="CDT">... <text:s text:c="8"/>return "Retrieved read-only property"</text:p>
      <text:p text:style-name="CDT">... <text:s text:c="4"/># Methods come first for a property definition</text:p>
      <text:p text:style-name="CDT">... <text:s text:c="4"/>def get_rw(self):</text:p>
      <text:p text:style-name="CDT">... <text:s text:c="8"/>print "Retrieving read-write property"</text:p>
      <text:p text:style-name="CDT">... <text:s text:c="8"/>return self.__dict__.get("rw", "Property not set on instance")</text:p>
      <text:p text:style-name="CDT">... <text:s text:c="4"/>def set_rw(self, value):</text:p>
      <text:p text:style-name="CDT">... <text:s text:c="8"/>print "Setting read-write property to %r" % (value,)</text:p>
      <text:p text:style-name="CDT">... <text:s text:c="8"/>self.__dict__["rw"] = value</text:p>
      <text:p text:style-name="CDT">... <text:s text:c="4"/>def del_rw(self):</text:p>
      <text:p text:style-name="CDT">... <text:s text:c="8"/>print "Deleting read-write property"</text:p>
      <text:p text:style-name="CDT">... <text:s text:c="8"/>del self.__dict__["rw"]</text:p>
      <text:p text:style-name="CDT">... <text:s text:c="4"/>rw = property(get_rw, set_rw, del_rw, "A read-only property")</text:p>
      <text:p text:style-name="CDT">...</text:p>
      <text:p text:style-name="CDT">&gt;&gt;&gt; x = ShowPropertyAttributes()</text:p>
      <text:p text:style-name="CDT">&gt;&gt;&gt; x.ro <text:s text:c="29"/># Retrieve read-only property</text:p>
      <text:p text:style-name="CDT">Retrieving read-only property</text:p>
      <text:p text:style-name="CDT">'Retrieved read-only property'</text:p>
      <text:p text:style-name="CDT">&gt;&gt;&gt; x.ro = 1 <text:s text:c="25"/># Try to set read-only property</text:p>
      <text:p text:style-name="CDT">Traceback (most recent call last):</text:p>
      <text:p text:style-name="CDT"><text:s text:c="2"/>...</text:p>
      <text:p text:style-name="CDT">AttributeError: can't set attribute</text:p>
      <text:p text:style-name="CDT">&gt;&gt;&gt; del x.ro <text:s text:c="25"/># Try to delete read-only property</text:p>
      <text:p text:style-name="CDT">Traceback (most recent call last):</text:p>
      <text:p text:style-name="CDT"><text:s text:c="2"/>...</text:p>
      <text:p text:style-name="CDT">AttributeError: can't delete attribute</text:p>
      <text:p text:style-name="CDT">&gt;&gt;&gt; x.rw = 1 <text:s text:c="25"/># Assign to read-write property</text:p>
      <text:p text:style-name="CDT">Setting read-write property to 1</text:p>
      <text:p text:style-name="CDT">&gt;&gt;&gt; x.rw <text:s text:c="29"/># Retrieve read-write property</text:p>
      <text:p text:style-name="CDT">Retrieving read-write property</text:p>
      <text:p text:style-name="CDT">1</text:p>
      <text:p text:style-name="CDT">&gt;&gt;&gt; del x.rw <text:s text:c="25"/># Delete read-write property</text:p>
      <text:p text:style-name="CDT">Deleting read-write property</text:p>
      <text:p text:style-name="CDT">&gt;&gt;&gt; x.rw <text:s text:c="29"/># Retrieve deleted property</text:p>
      <text:p text:style-name="CDT">Retrieving read-write property</text:p>
      <text:p text:style-name="CDTX">'Property not set on instance'</text:p>
      <text:h text:style-name="P2" text:outline-level="3"><text:soft-page-break/>6.2.7 Attributes of Standard Instances</text:h>
      <text:p text:style-name="BodyNoIndent">Standard instances use the implementations of <text:span text:style-name="CD1">__getattribute__()</text:span>, <text:span text:style-name="CD1">__setattr__()</text:span> and <text:span text:style-name="CD1">__delattr__()</text:span> provided by the builtin type <text:span text:style-name="CD1">object</text:span>. Note that any given interpreter's actual implementation is likely to use significantly different internal logic, but the operation of the methods will be semantically equivalent to the Python versions shown below.</text:p>
      <text:p text:style-name="Body">When retrieving an attribute from a standard class instance, the class namespace is checked first for a class attribute with the same name. This operation only checks the namespace of the class itself – the namespace of the metaclass is deliberately ignored, even though attribute access on the class object may normally retrieve values from the metaclass object. Additionally, descriptor objects are not given any special treatments at this stage. The function <text:span text:style-name="CD1">_get_cls_attr()</text:span> shown in the Python equivalent expansion represents this operation, and is otherwise equivalent to normal retrieval of an attribute from a class object. The builtin function <text:span text:style-name="CD1">dir()</text:span> can be used to retrieve the list of attributes of a standard class that are accessible by this mechanism (for example, <text:span text:style-name="CD1">object.__mro__</text:span> is a valid class attribute, but the name <text:span text:style-name="CD1">__mro__</text:span> does not appear in the result of <text:span text:style-name="CD1">dir(object)</text:span> as the attribute is actually provided by the standard metaclass <text:span text:style-name="CD1">type</text:span>. Accordingly, the attribute cannot be accessed via normal <text:span text:style-name="E2">instances</text:span> of <text:span text:style-name="CD1">object</text:span>). </text:p>
      <text:p text:style-name="Body">If the class attribute is an enforced descriptor, then its <text:span text:style-name="CD1">__get__()</text:span> method is invoked immediately. Otherwise, the attribute name is looked up in the instance dictionary. If the attribute wasn't found in the instance dictionary (or the object doesn't have an instance dictionary) and a class attribute was found earlier, then the value for the attribute returned is the result of the <text:span text:style-name="CD1">__get__()</text:span> method if the class attribute is a shadowable descriptor and the class attribute itself otherwise.</text:p>
      <text:p text:style-name="Body">If the attribute still hasn't been located at this point, then the special method <text:span text:style-name="CD1">__getattr__()</text:span> is invoked if it is defined by the class. This special method allows a class to retrieve additional attributes without inadvertently breaking the other parts of the standard attribute retrieval mechanism (as is quite easy to do if overriding <text:span text:style-name="CD1">__getattribute__()</text:span> directly).</text:p>
      <text:p text:style-name="Body">If none of these operations succeed in locating the attribute, then <text:span text:style-name="CD1">AttributeError</text:span> is raised to indicate the problem. The process of retrieving an attribute is outlined in the following Python expansion.</text:p>
      <text:p text:style-name="CDT1"><text:span text:style-name="CD2">def</text:span> __getattribute__(self, attr_name):</text:p>
      <text:p text:style-name="CDT"><text:s text:c="4"/># Check for an attribute in the class namespace</text:p>
      <text:p text:style-name="CDT"><text:s text:c="4"/>cls = self.__class__</text:p>
      <text:p text:style-name="CDT"><text:s text:c="4"/>have_cls_attr = attr_name <text:span text:style-name="CD2">in</text:span> dir(cls)</text:p>
      <text:p text:style-name="CDT"><text:s text:c="4"/><text:span text:style-name="CD2">if</text:span> have_cls_attr:</text:p>
      <text:p text:style-name="CDT"><text:s text:c="8"/>cls_attr = _get_cls_attr(cls, attr_name)</text:p>
      <text:p text:style-name="CDT"><text:s text:c="8"/>descriptor = hasattr(cls_attr, "__get__")</text:p>
      <text:p text:style-name="CDT"><text:s text:c="8"/>enforced = hasattr(cls_attr, "__set__")</text:p>
      <text:p text:style-name="CDT"><text:s text:c="4"/><text:span text:style-name="CD2">else</text:span>:</text:p>
      <text:p text:style-name="CDT"><text:s text:c="8"/>cls_attr = None</text:p>
      <text:p text:style-name="CDT"><text:s text:c="8"/>descriptor = enforced = False</text:p>
      <text:p text:style-name="CDT"><text:s text:c="4"/># Enforced descriptors ignore the instance dictionary</text:p>
      <text:p text:style-name="CDT"><text:s text:c="4"/><text:span text:style-name="CD2">if</text:span> descriptor <text:span text:style-name="CD2">and</text:span> enforced:</text:p>
      <text:p text:style-name="CDT"><text:s text:c="8"/>obj_attr = cls_attr.__get__(self, cls)</text:p>
      <text:p text:style-name="CDT"><text:s text:c="4"/># The instance dictionary is tried next</text:p>
      <text:p text:style-name="CDT"><text:s text:c="4"/><text:span text:style-name="CD2">elif</text:span> hasattr(self, "__dict__") <text:span text:style-name="CD2">and</text:span> attr_name <text:span text:style-name="CD2">in</text:span> self.__dict__:</text:p>
      <text:p text:style-name="CDT"><text:s text:c="8"/>obj_attr = self.__dict__[attr_name]</text:p>
      <text:p text:style-name="CDT"><text:s text:c="4"/># Shadowable descriptors are tried after the instance dictionary</text:p>
      <text:p text:style-name="CDT"><text:s text:c="4"/><text:span text:style-name="CD2">elif</text:span> descriptor:</text:p>
      <text:p text:style-name="CDT"><text:s text:c="8"/>obj_attr = cls_attr.__get__(self, cls)</text:p>
      <text:p text:style-name="CDT"><text:s text:c="4"/># The class attribute is returned directly if it isn't a descriptor</text:p>
      <text:p text:style-name="CDT"><text:s text:c="4"/><text:span text:style-name="CD2">elif</text:span> have_cls_attr:</text:p>
      <text:p text:style-name="CDT"><text:s text:c="8"/>obj_attr = cls_attr</text:p>
      <text:p text:style-name="CDT"><text:s text:c="4"/># If available, the special method __getattr__() is tried last</text:p>
      <text:p text:style-name="CDT"><text:s text:c="4"/><text:span text:style-name="CD2">elif</text:span> hasattr(self, "__getattr__") </text:p>
      <text:p text:style-name="CDT"><text:s text:c="8"/>obj_attr = self.__getattr__(attr_name)</text:p>
      <text:p text:style-name="CDT"><text:s text:c="4"/><text:span text:style-name="CD2">else</text:span>:</text:p>
      <text:p text:style-name="CDT"><text:soft-page-break/><text:s text:c="8"/><text:span text:style-name="CD2">raise</text:span> AttributeError("Attribute %r not found" % attr_name)</text:p>
      <text:p text:style-name="CDT"><text:s text:c="4"/># The attribute found is returned as the result of the call</text:p>
      <text:p text:style-name="CDTX"><text:s text:c="4"/><text:span text:style-name="CD2">return</text:span> obj_attr</text:p>
      <text:p text:style-name="Body">Setting and deleting attributes is significantly simpler than retrieving attributes. For these operations, the interpreter simply checks the class namespace for an enforced descriptor, and invokes the appropriate method if one is found. Otherwise, the object is stored in or removed from the instance dictionary. If the object has no instance dictionary, or if the attribute is not in the instance dictionary when attempting to delete it, then an <text:span text:style-name="CD1">AttributeError</text:span> is raised.</text:p>
      <text:p text:style-name="Body">The processes of setting and deleting an attribute are described by the following Python expansions.</text:p>
      <text:p text:style-name="CDT1"><text:span text:style-name="CD2">def</text:span> __setattr__(self, attr_name, value):</text:p>
      <text:p text:style-name="CDT"><text:s text:c="4"/># Check for an enforced descriptor in the class namespace</text:p>
      <text:p text:style-name="CDT"><text:s text:c="4"/>cls = self.__class__</text:p>
      <text:p text:style-name="CDT"><text:s text:c="4"/><text:span text:style-name="CD2">if</text:span> attr_name <text:span text:style-name="CD2">in</text:span> dir(cls):</text:p>
      <text:p text:style-name="CDT"><text:s text:c="8"/>cls_attr = _get_cls_attr(cls, attr_name)</text:p>
      <text:p text:style-name="CDT"><text:s text:c="8"/><text:span text:style-name="CD2">if</text:span> hasattr(cls_attr, "__set__"):</text:p>
      <text:p text:style-name="CDT"><text:s text:c="12"/>descriptor.__set__(self, value)</text:p>
      <text:p text:style-name="CDT"><text:s text:c="12"/><text:span text:style-name="CD2">return</text:span></text:p>
      <text:p text:style-name="CDT"><text:s text:c="4"/># Otherwise the value is stored in the instance dictionary</text:p>
      <text:p text:style-name="CDT"><text:s text:c="4"/><text:span text:style-name="CD2">if</text:span> hasattr(self, "__dict__"):</text:p>
      <text:p text:style-name="CDT"><text:s text:c="8"/>self.__dict__[attr_name] = value</text:p>
      <text:p text:style-name="CDT"><text:s text:c="4"/><text:span text:style-name="CD2">else</text:span>:</text:p>
      <text:p text:style-name="CDT"><text:s text:c="8"/><text:span text:style-name="CD2">raise</text:span> AttributeError("Attribute %r not found" % attr_name)</text:p>
      <text:p text:style-name="CDT"/>
      <text:p text:style-name="CDT"><text:span text:style-name="CD2">def</text:span> __delattr__(self, attr_name):</text:p>
      <text:p text:style-name="CDT"><text:s text:c="4"/># Check for an enforced descriptor in the class namespace</text:p>
      <text:p text:style-name="CDT"><text:s text:c="4"/>cls = self.__class__</text:p>
      <text:p text:style-name="CDT"><text:s text:c="4"/><text:span text:style-name="CD2">if</text:span> attr_name <text:span text:style-name="CD2">in</text:span> dir(cls):</text:p>
      <text:p text:style-name="CDT"><text:s text:c="8"/>cls_attr = _get_cls_attr(cls, attr_name)</text:p>
      <text:p text:style-name="CDT"><text:s text:c="8"/><text:span text:style-name="CD2">if</text:span> hasattr(cls_attr, "__delete__"):</text:p>
      <text:p text:style-name="CDT"><text:s text:c="12"/>descriptor.__delete__(self)</text:p>
      <text:p text:style-name="CDT"><text:s text:c="12"/><text:span text:style-name="CD2">return</text:span></text:p>
      <text:p text:style-name="CDT"><text:s text:c="4"/># Otherwise the value is removed from the instance dictionary</text:p>
      <text:p text:style-name="CDT"><text:s text:c="4"/><text:span text:style-name="CD2">if</text:span> hasattr(self, "__dict__") <text:span text:style-name="CD2">and</text:span> attr_name <text:span text:style-name="CD2">in</text:span> self.__dict__:</text:p>
      <text:p text:style-name="CDT"><text:s text:c="8"/>del self.__dict__[attr_name]</text:p>
      <text:p text:style-name="CDT"><text:s text:c="4"/><text:span text:style-name="CD2">else</text:span>:</text:p>
      <text:p text:style-name="CDTX"><text:s text:c="8"/><text:span text:style-name="CD2">raise</text:span> AttributeError("Attribute %r not found" % attr_name)</text:p>
      <text:h text:style-name="P2" text:outline-level="3">6.2.8 Attributes of Standard Classes</text:h>
      <text:p text:style-name="BodyNoIndent">Standard classes use the normal implementations of <text:span text:style-name="CD1">__setattr__()</text:span> and <text:span text:style-name="CD1">__delattr__()</text:span> as provided by the builtin type <text:span text:style-name="CD1">object</text:span>. However, they use an alternative implementation of <text:span text:style-name="CD1">__getattribute__()</text:span> provided by the builtin metaclass <text:span text:style-name="CD1">type</text:span>.</text:p>
      <text:p text:style-name="Body">This implementation is essentially the same as that provided by <text:span text:style-name="CD1">object</text:span>, with two major differences. The first difference lies in the fact that the <text:span text:style-name="CD1">__get__()</text:span> methods of descriptors stored in the class namespace are still invoked, with their instance argument set to <text:span text:style-name="CD1">None</text:span>. In contrast, a descriptor stored in a normal instance namespace is not given any special treatment.</text:p>
      <text:p text:style-name="Body">More importantly, attempting to retrieve an attribute from a class object may instead retrieve that attribute from the namespace of a parent class. This is discussed further in the section on class inheritance.</text:p>
      <text:h text:style-name="P2" text:outline-level="3"><text:soft-page-break/>6.2.9 Using Instance Slots to Reduce Object Memory Usage</text:h>
      <text:p text:style-name="BodyNoIndent">For small objects with only one or two attributes, using a dictionary to store the instance attributes can significantly increase the memory needed to store each instance of the class. If a class definition assigns a list of strings to the name <text:span text:style-name="CD1">__slots__</text:span> then space for those attributes will be reserved directly in the instance object, avoiding the need to allocate a Python dictionary to store the attributes. The strings in the list are the names of the attributes to be stored directly on the instance object.</text:p>
      <text:p text:style-name="Body">By default, classes which define specific slots acquire the characteristic of builtin types that they do not permit dynamic attribute assignment. This can be overridden by including <text:span text:style-name="CD1">__dict__</text:span> in the list of slot names. Similarly, defining slots removes the ability for an object to support weak references unless the attribute <text:span text:style-name="CD1">__weakref__</text:span> is included in the list of slots.</text:p>
      <text:h text:style-name="P1" text:outline-level="2">6.3 Class Inheritance</text:h>
      <text:p text:style-name="BodyNoIndent">When dealing with interfaces, the typical Python philosophy is to simply try the relevant operations and see if the object supports them. Optionally, an initial check may be made that the object at least provides all of the necessary attributes with the correct names before invoking any methods.</text:p>
      <text:p text:style-name="Body">This reliance on class protocols rather than types to define the kinds of objects that functions and methods operate on means that class inheritance is normally only used when inheritance of implementation is desired in addition to inheritance of interface.</text:p>
      <text:h text:style-name="P2" text:outline-level="3">6.3.1 Single Inheritance</text:h>
      <text:p text:style-name="BodyNoIndent">Single inheritance of Python objects is quite straightforward, and is actually used by all standard classes. These classes, even the standard metaclass <text:span text:style-name="CD1">type</text:span>, inherit from <text:span text:style-name="CD1">object</text:span>, which provides default implementations of many of the special class methods (such as those necessary to create and initialize a new class instance).</text:p>
      <text:p text:style-name="Body">Single inheritance is specified in a class definition statement by including a single existing class in parentheses after the name of the class being defined. The special attribute <text:span text:style-name="CD1">__bases__</text:span> can be used to access this list of base classes as a tuple. For single inheritance, the tuple only ever has one entry. Additionally, the new class will now be included in the list of derived classes returned by invoking the <text:span text:style-name="CD1">__subclasses__()</text:span> method of the base class.</text:p>
      <text:p text:style-name="Body">When an attribute is accessed on the class object, rather than being located directly in the namespace of the class, the attribute may instead be retrieved from the namespace of the base class, or even further up in the inheritance chain. This lookup chain is accessible through the special class attribute <text:span text:style-name="CD1">__mro__</text:span>. This is a tuple starting with the class object itself and finishing with the class at the end of the inheritance chain (which will always be <text:span text:style-name="CD1">object</text:span> for a standard class). The name is an acronym for the phrase <text:span text:style-name="E2">method resolution order</text:span>, but the whole lookup chain is actually used whenever an attribute is retrieved from the class object, whether it is for a direct attribute access on the class object, or when the class is being accessed as a result of accessing an attribute on a standard class instance.</text:p>
      <text:p text:style-name="Body">The effect of this is that instances of a standard class provide access to all methods and other class attributes defined by the class itself and any of its parent classes. When multiple classes define an attribute with the same name, then the attribute provided by the class that appears earliest in the method resolution order wins.</text:p>
      <text:p text:style-name="Body">The following listing shows these special attributes and the retrieval of attributes from parent classes.</text:p>
      <text:p text:style-name="CDT1">&gt;&gt;&gt; class A(object):</text:p>
      <text:p text:style-name="CDT">... <text:s text:c="4"/>a = 1</text:p>
      <text:p text:style-name="CDT">...</text:p>
      <text:p text:style-name="CDT">&gt;&gt;&gt; class B(A):</text:p>
      <text:p text:style-name="CDT">... <text:s text:c="4"/>b = 2</text:p>
      <text:p text:style-name="CDT">...</text:p>
      <text:p text:style-name="CDT"><text:soft-page-break/>&gt;&gt;&gt; class C(B):</text:p>
      <text:p text:style-name="CDT">... <text:s text:c="4"/>c = 3</text:p>
      <text:p text:style-name="CDT">...</text:p>
      <text:p text:style-name="CDT">&gt;&gt;&gt; for cls in C.__bases__: <text:s text:c="14"/># A class knows its base classes</text:p>
      <text:p text:style-name="CDT">... <text:s text:c="4"/>print cls.__name__</text:p>
      <text:p text:style-name="CDT">...</text:p>
      <text:p text:style-name="CDT">B</text:p>
      <text:p text:style-name="CDT">&gt;&gt;&gt; for cls in B.__subclasses__(): <text:s text:c="7"/># A class knows its derived classes</text:p>
      <text:p text:style-name="CDT">... <text:s text:c="4"/>print cls.__name__</text:p>
      <text:p text:style-name="CDT">...</text:p>
      <text:p text:style-name="CDT">C</text:p>
      <text:p text:style-name="CDT">&gt;&gt;&gt; for cls in C.__mro__: <text:s text:c="16"/># MRO includes all parent classes</text:p>
      <text:p text:style-name="CDT">... <text:s text:c="4"/>print cls.__name__</text:p>
      <text:p text:style-name="CDT">...</text:p>
      <text:p text:style-name="CDT">C</text:p>
      <text:p text:style-name="CDT">B</text:p>
      <text:p text:style-name="CDT">A</text:p>
      <text:p text:style-name="CDT">object</text:p>
      <text:p text:style-name="CDT">&gt;&gt;&gt; x = C()</text:p>
      <text:p text:style-name="CDT">&gt;&gt;&gt; x.a, x.b, x.c <text:s text:c="24"/># Can access entire MRO via instance</text:p>
      <text:p text:style-name="CDTX">(1, 2, 3)</text:p>
      <text:h text:style-name="P2" text:outline-level="3">6.3.2 Multiple Inheritance</text:h>
      <text:p text:style-name="BodyNoIndent">Multiple inheritance occurs when a class definition includes more than one class in the list of base classes. In most respects, this isn't much more complicated than single inheritance – the class simply includes all of the bases in its <text:span text:style-name="CD1">__bases__</text:span> attribute, and is found in the list of derived classes for each of them.</text:p>
      <text:p text:style-name="Body">One minor distinction is that while all Python classes will at least support single inheritance, an interpreter implementation is permitted to make particular types mutually exclusive when it comes to multiple inheritance (CPython, for example, does not support independent inheritance from more than one class implemented in C).</text:p>
      <text:p text:style-name="Body">The major distinction between single and multiple inheritance arises in the calculation of the method resolution order. For single inheritance, the order is linear from the most derived class up to the ultimate base class (typically <text:span text:style-name="CD1">object</text:span>). For multiple inheritance, a more sophisticated algorithm is needed in order to correctly resolve diamonds in the inheritance hierarchy, where a class inherits from two or more classes that in turn inherit from a common parent class. With all standard classes inheriting directly or indirectly from object, dealing with diamond inheritance correctly is essential, as all uses of multiple inheritance with standard classes will create at least one diamond in the inheritance hierarchy.</text:p>
      <text:p text:style-name="Body">Since Python 2.3, the algorithm used by Python to determine the method resolution order for standard classes is the C3 algorithm originally developed for the language Dylan. As the precise details of that algorithm are of relevance only to interpreter implementors, describing them is beyond the scope of this chapter. A readable description is available at <text:a xlink:type="simple" xlink:href="http://www.python.org/download/releases/2.3/mro/">http://www.python.org/download/releases/2.3/mro/</text:a>. Python 2.2 actually used a slightly different mechanism for calculating the MRO of a standard class. However, this mechanism did not always succeed in producing a correct resolution order, so it was replaced by the C3 algorithm in Python 2.3. The cases where the two algorithms give different answers are quite rare and shouldn't matter in any practical Python program.</text:p>
      <text:p text:style-name="Body">From the point of view of a programmer using multiple inheritance, the key point regarding this algorithm is that it provides a property called monotonicity, which guarantees that if a given class <text:span text:style-name="CD1">X</text:span> precedes another class <text:span text:style-name="CD1">Y</text:span> in the MRO of a class <text:span text:style-name="CD1">Z</text:span>, then class <text:span text:style-name="CD1">X</text:span> will also precede class <text:span text:style-name="CD1">Y</text:span> in the MRO of any class that inherits from <text:span text:style-name="CD1">Z</text:span>. If a class attempts to inherit from two classes with conflicting method resolution orders then Python will raise an exception when executing the class definition statement.</text:p>
      <text:p text:style-name="Body">The following listing shows the inheritance of class attributes from multiple base classes.</text:p>
      <text:p text:style-name="CDT1">&gt;&gt;&gt; class A(object):</text:p>
      <text:p text:style-name="CDT"><text:soft-page-break/>... <text:s text:c="4"/>a = 1</text:p>
      <text:p text:style-name="CDT">...</text:p>
      <text:p text:style-name="CDT">&gt;&gt;&gt; class B(object):</text:p>
      <text:p text:style-name="CDT">... <text:s text:c="4"/>b = 2</text:p>
      <text:p text:style-name="CDT">...</text:p>
      <text:p text:style-name="CDT">&gt;&gt;&gt; class C(A, B):</text:p>
      <text:p text:style-name="CDT">... <text:s text:c="4"/>c = 3</text:p>
      <text:p text:style-name="CDT">...</text:p>
      <text:p text:style-name="CDT">&gt;&gt;&gt; for cls in C.__bases__: <text:s text:c="12"/># Class C has multiple base classes </text:p>
      <text:p text:style-name="CDT">... <text:s text:c="4"/>print cls.__name__</text:p>
      <text:p text:style-name="CDT">...</text:p>
      <text:p text:style-name="CDT">A</text:p>
      <text:p text:style-name="CDT">B</text:p>
      <text:p text:style-name="CDT">&gt;&gt;&gt; C in A.__subclasses__() <text:s text:c="12"/># Class C is a direct subclass of Class A</text:p>
      <text:p text:style-name="CDT">True</text:p>
      <text:p text:style-name="CDT">&gt;&gt;&gt; C in B.__subclasses__() <text:s text:c="12"/># And also a direct subclass of Class B</text:p>
      <text:p text:style-name="CDT">True</text:p>
      <text:p text:style-name="CDT">&gt;&gt;&gt; for cls in C.__mro__: <text:s text:c="14"/># MRO defines a linear search order</text:p>
      <text:p text:style-name="CDT">... <text:s text:c="4"/>print cls.__name__</text:p>
      <text:p text:style-name="CDT">...</text:p>
      <text:p text:style-name="CDT">C</text:p>
      <text:p text:style-name="CDT">A</text:p>
      <text:p text:style-name="CDT">B</text:p>
      <text:p text:style-name="CDT">object</text:p>
      <text:p text:style-name="CDT">&gt;&gt;&gt; x = C()</text:p>
      <text:p text:style-name="CDT">&gt;&gt;&gt; x.a, x.b, x.c <text:s text:c="22"/># Can still access entire MRO via instance</text:p>
      <text:p text:style-name="CDTX">(1, 2, 3)</text:p>
      <text:p text:style-name="Body">Rather than accessing the special attributes of instances and classes directly, builtin functions are provided to gather information about the class hierarchy. The builtin function <text:span text:style-name="CD1">issubclass()</text:span> checks whether or not the method resolution order of a class contains a particular class, while the builtin function <text:span text:style-name="CD1">isinstance()</text:span> performs a similar check based on the class of the instance.</text:p>
      <text:h text:style-name="P2" text:outline-level="3">6.3.3 Class Specific Identifiers</text:h>
      <text:p text:style-name="BodyNoIndent">Some object oriented languages provide the ability to enforce protected attributes (accessible only from within the class and its subclasses) and private attributes (accessible only from within the class itself). Python, however, does not provide direct syntactic support for these concepts, instead treating them as programming conventions rather than interface limitations enforced by the language.</text:p>
      <text:p text:style-name="Body">By convention, a class or instance attribute beginning with a single underscore is considered a private variable of the class that should not be accessed from outside the class. On occasion, the class documentation will indicate that such private variables may be safely used by subclasses, but should still not be relied on from outside the class hierarchy.</text:p>
      <text:p text:style-name="Body">One difficulty with this approach is that a complex type hierarchy may lead to accidental collisions between the private attributes of different classes in the hierarchy. To assist in avoiding this difficulty, Python provides a form of name mangling that can be used to create class specific identifiers. When an identifier used within a class definition statement begins with two or more underscores and does not end with two or more underscores, the interpreter implicitly adds a single leading underscore and the name of the class to the start of the identifier. To avoid problems with the interpreter attempt to mangle already mangled names, any leading underscores in the class name are ignored (they are effectively replaced by the single leading underscore).</text:p>
      <text:p text:style-name="Body">This mangling occurs regardless of whether the identifier is being used as a variable name or as an attribute name. Most commonly, it is used to create and reference a private class or instance attribute from within a single class definition. The created attributes may still be accessed from outside the class by performing the mangling operation manually (this ability is mostly used for interactive debugging).</text:p>
      <text:p text:style-name="Body"><text:soft-page-break/>Note that a class that inherits from another class with the same name shares the same namespace for mangled names. Accordingly, it is recommended to avoid giving a subclass the same name as a parent class even if the two classes are in different modules</text:p>
      <text:p text:style-name="Body">The following listing shows the operation of class specific identifiers.</text:p>
      <text:p text:style-name="CDT1">&gt;&gt;&gt; class ShowNameMangling(object):</text:p>
      <text:p text:style-name="CDT">... <text:s text:c="4"/>__cls_attr = 1</text:p>
      <text:p text:style-name="CDT">... <text:s text:c="4"/>def show_class_attr(self):</text:p>
      <text:p text:style-name="CDT">... <text:s text:c="8"/>print self.__cls_attr, self._ShowNameMangling__cls_attr</text:p>
      <text:p text:style-name="CDT">... <text:s text:c="4"/>def show_instance_attr(self):</text:p>
      <text:p text:style-name="CDT">... <text:s text:c="8"/>self.__instance_attr = 2</text:p>
      <text:p text:style-name="CDT">... <text:s text:c="8"/>print self.__instance_attr, self._ShowNameMangling__instance_attr</text:p>
      <text:p text:style-name="CDT">... <text:s text:c="4"/>def show_local_var(self):</text:p>
      <text:p text:style-name="CDT">... <text:s text:c="8"/>__local_var = 3</text:p>
      <text:p text:style-name="CDT">... <text:s text:c="8"/>print __local_var, _ShowNameMangling__local_var</text:p>
      <text:p text:style-name="CDT">...</text:p>
      <text:p text:style-name="CDT">&gt;&gt;&gt; x = ShowNameMangling()</text:p>
      <text:p text:style-name="CDT">&gt;&gt;&gt; x.show_class_attr() <text:s text:c="6"/># Name of class attribute has been mangled</text:p>
      <text:p text:style-name="CDT">1 1</text:p>
      <text:p text:style-name="CDT">&gt;&gt;&gt; x.show_instance_attr() <text:s text:c="3"/># Name of instance attribute has been mangled</text:p>
      <text:p text:style-name="CDT">2 2</text:p>
      <text:p text:style-name="CDT">&gt;&gt;&gt; x.show_local_var() <text:s text:c="7"/># Even the local variable has been mangled</text:p>
      <text:p text:style-name="CDTX">3 3</text:p>
      <text:h text:style-name="P2" text:outline-level="3">6.3.4 Overriding Class Attributes</text:h>
      <text:p text:style-name="BodyNoIndent">The inheritance of class attributes applies to all class attributes, including descriptors. This is particularly important for methods, as it means that instances of derived classes automatically provide the same methods as were provided by all parent classes.</text:p>
      <text:p text:style-name="Body">To override an inherited class attribute, it is sufficient for a derived class to define a new class attribute with the same name as the attribute in the base class. Looking up that attribute name will then find the overriding attribute instead of the original. All further derived classes will also inherit the overriding version of the attribute, as it will appear earlier in the method resolution order of the derived classes.</text:p>
      <text:p text:style-name="Body">When overriding class attributes, derived classes are expected to do so in a fashion that preserves the documented semantics of the base class. This allows instances of the derived class to be used anywhere an instance of the base class was expected. For basic class attributes, this usually means ensuring that the attribute is of the correct type (such as being an integer or string).</text:p>
      <text:p text:style-name="Body">The following listing shows overriding of basic attributes.</text:p>
      <text:p text:style-name="CDT1">&gt;&gt;&gt; class A(object):</text:p>
      <text:p text:style-name="CDT">... <text:s text:c="4"/>a = 1</text:p>
      <text:p text:style-name="CDT">...</text:p>
      <text:p text:style-name="CDT">&gt;&gt;&gt; class B(A):</text:p>
      <text:p text:style-name="CDT">... <text:s text:c="4"/>a = 2</text:p>
      <text:p text:style-name="CDT">... <text:s text:c="4"/>b = 2</text:p>
      <text:p text:style-name="CDT">...</text:p>
      <text:p text:style-name="CDT">&gt;&gt;&gt; class C(B):</text:p>
      <text:p text:style-name="CDT">... <text:s text:c="4"/>b = 3</text:p>
      <text:p text:style-name="CDT">... <text:s text:c="4"/>c = 3</text:p>
      <text:p text:style-name="CDT">...</text:p>
      <text:p text:style-name="CDT">&gt;&gt;&gt; A.a, B.a, C.a <text:s text:c="4"/># Class C inherits the overridden 'a' attribute from class B</text:p>
      <text:p text:style-name="CDT">(1, 2, 2)</text:p>
      <text:p text:style-name="CDT">&gt;&gt;&gt; B.b, C.b <text:s text:c="9"/># Class C overrides the 'b' attribute from class B</text:p>
      <text:p text:style-name="CDT">(2, 3)</text:p>
      <text:p text:style-name="CDT"><text:soft-page-break/>&gt;&gt;&gt; C.c <text:s text:c="14"/># Class C adds the new 'c' attribute</text:p>
      <text:p text:style-name="CDT">3</text:p>
      <text:p text:style-name="CDT">&gt;&gt;&gt; x = C()</text:p>
      <text:p text:style-name="CDT">&gt;&gt;&gt; x.a, x.b, x.c <text:s text:c="4"/># Instances of class C provide versions of all 3 attributes</text:p>
      <text:p text:style-name="CDTX">(2, 3, 3)</text:p>
      <text:h text:style-name="P2" text:outline-level="3">6.3.5 Overriding Method Definitions</text:h>
      <text:p text:style-name="BodyNoIndent">When overriding methods rather than simple attributes, there are additional issues to be considered. The most important of these are whether or not the method's calling signature is compatible, as well as the mechanism for invoking the overridden version of the method when it is merely being extended rather than completely replaced.</text:p>
      <text:p text:style-name="Body">Calling signature compatibility governs whether or not the method can be invoked with the same arguments as are accepted by the method being overridden. Overriding a method without providing a compatible signature means that users of the class cannot transparently accept instances of the derived class anywhere they actually expected an instance of the parent class. This applies even for class methods and static methods, as these may still be accessed via the instance. The typical symptom of this kind of error is a <text:span text:style-name="CD1">TypeError</text:span> occurring at the point where the application attempts to call the overridden method on the derived class using the base class signature.</text:p>
      <text:p text:style-name="Body">When calling signature compatibility cannot be maintained, it is often better to avoid the use of inheritance and instead use containment to hold a reference to an instance of the type that was being considered as a possible base class.</text:p>
      <text:p text:style-name="Body">Closely related to the question of signature compatibility is the mechanism used to access the overridden version of the method (typically from within the implementation of the overriding method). If only single-inheritance is considered, then it initially appears that this can be achieved by retrieving the unbound method directly from the base class and calling it directly.</text:p>
      <text:p text:style-name="Body">There are a number of limitations to this approach, however. Firstly, it does not work correctly in the presence of multiple inheritance. When multiple inheritance is used, the correct method to invoke is the version encountered next in the method resolution order of the most derived subclass (the class from which the method was retrieved), rather than the next version in the method resolution order of the class that happens to contain the method definition. Calling the base class method directly may bypass versions of the method provided by other classes in a diamond inheritance hierarchy.</text:p>
      <text:p text:style-name="Body">Secondly, the technique works only for instance methods that expect the actual instance as the first argument and for static methods that are not modified when retrieved from a class or instance. Using this technique for a class method will result in the base class being passed to the method invocation as the first argument instead of the most-derived subclass that was used to originally retrieve the method.</text:p>
      <text:p text:style-name="Body">Lastly, accessing the base class directly may falsely give the impression that certain methods are defined by the base class, when those methods are in fact provided only by the metaclass. For example, most instances are not callable, so their classes do not provide the special method <text:span text:style-name="CD1">__call__()</text:span>. Classes themselves, however, are called in order to create instances, so the standard metaclass <text:span text:style-name="CD1">type</text:span> defines a <text:span text:style-name="CD1">__call__()</text:span> method. If an overriding method attempts to invoke the <text:span text:style-name="CD1">__call__()</text:span> method of the base class, then there is a good chance the method will silently create a new instance of the base class instead of failing cleanly with an <text:span text:style-name="CD1">AttributeError</text:span>.</text:p>
      <text:p text:style-name="Body">For simple scripts or examples (such as most the examples in this book) involving trivial class hierarchies, accessing the base class directly from the overriding method may be a reasonable approach. For more complex applications, however, the recommended solution for calling a parent class method in Python is to create an appropriate <text:span text:style-name="CD1">super</text:span> object and invoke the relevant method using the <text:span text:style-name="CD1">super</text:span> object. When created, a super object accepts two arguments. The first argument is the defining class of the <text:span text:style-name="CD1">super</text:span> object, which is made available as the attribute <text:span text:style-name="CD1">__thisclass__</text:span>. The second, optional, argument binds the object to perform a lookup for a particular subclass or instance of the defining class. The instance is made available as the attribute <text:span text:style-name="CD1">__self__</text:span> and the subclass is made available as the attribute <text:span text:style-name="CD1">__self_class__</text:span>. If the super object is bound directly to a class, then the <text:span text:style-name="CD1">__self__</text:span> attribute is <text:span text:style-name="CD1">None</text:span>, otherwise the <text:span text:style-name="CD1">__self_class__</text:span> attribute is equivalent to <text:span text:style-name="CD1">__self__.__class__</text:span>.</text:p>
      <text:p text:style-name="Body"><text:soft-page-break/>If the second argument is omitted, the result is an unbound super object. An unbound super object is a shadowable descriptor that will return a bound super object when retrieved from a class or instance. Name mangling may then be used to store an appropriate unbound super object in each class in a class hierarchy (for example, using the name <text:span text:style-name="CD1">__super</text:span>).</text:p>
      <text:p text:style-name="Body">Accessing an attribute through a <text:span text:style-name="CD1">super</text:span> object uses the normal attribute lookup process, but may additionally directly access the method resolution order of the bound class. For attributes not defined by the super object itself, the method resolution order of the bound class is scanned until the defining class is found. The search for the attribute then starts with the immediately following class in the method resolution order.</text:p>
      <text:p text:style-name="Body">The following listing shows the semantics of a <text:span text:style-name="CD1">super</text:span> object's <text:span text:style-name="CD1">__getattr__()</text:span> method. Note that an interpreter implementation may perform this additional lookup step directly in a <text:span text:style-name="CD1">super</text:span> object's <text:span text:style-name="CD1">__getattribute__()</text:span> method rather than actually invoking the <text:span text:style-name="CD1">__getattr__()</text:span> hook.</text:p>
      <text:p text:style-name="CDT1"><text:span text:style-name="CD2">def</text:span> __getattr__(self, attr_name):</text:p>
      <text:p text:style-name="CDT"><text:s text:c="4"/># Retrieve the method resolution order of the bound class</text:p>
      <text:p text:style-name="CDT"><text:s text:c="4"/>mro_itr = iter(self.__self_class__.__mro__)</text:p>
      <text:p text:style-name="CDT"><text:s text:c="4"/># Find the defining class in the method resolution order</text:p>
      <text:p text:style-name="CDT"><text:s text:c="4"/><text:span text:style-name="CD2">for</text:span> cls <text:span text:style-name="CD2">in</text:span> mro_itr:</text:p>
      <text:p text:style-name="CDT"><text:s text:c="8"/><text:span text:style-name="CD2">if</text:span> cls <text:span text:style-name="CD2">is</text:span> self.__thisclass__:</text:p>
      <text:p text:style-name="CDT"><text:s text:c="12"/>break</text:p>
      <text:p text:style-name="CDT"><text:s text:c="4"/># Search for the attribute in the remainder of the method resolution order</text:p>
      <text:p text:style-name="CDT"><text:s text:c="4"/><text:span text:style-name="CD2">for</text:span> cls <text:span text:style-name="CD2">in</text:span> mro_itr:</text:p>
      <text:p text:style-name="CDT"><text:s text:c="8"/><text:span text:style-name="CD2">if</text:span> attr_name <text:span text:style-name="CD2">in</text:span> cls.__dict__:</text:p>
      <text:p text:style-name="CDT"><text:s text:c="12"/>attr = cls.__dict__[attr_name]</text:p>
      <text:p text:style-name="CDT"><text:s text:c="12"/># Handle descriptors appropriately</text:p>
      <text:p text:style-name="CDT"><text:s text:c="12"/><text:span text:style-name="CD2">if</text:span> hasattr(attr, "__get__"):</text:p>
      <text:p text:style-name="CDT"><text:s text:c="16"/>attr = attr.__get__(self.__self__, self.__self_class__)</text:p>
      <text:p text:style-name="CDT"><text:s text:c="12"/><text:span text:style-name="CD2">return</text:span> attr</text:p>
      <text:p text:style-name="CDTX"><text:s text:c="4"/><text:span text:style-name="CD2">raise</text:span> AttributeError("Attribute %r not found" % attr_name)</text:p>
      <text:p text:style-name="Body">The term <text:span text:style-name="E2">cooperative</text:span> is commonly used to refer to classes that have been written to operate correctly in a class hierarchy using multiple inheritance. Note that cooperative methods are extremely sensitive to failures to maintain calling signature compatibility for a method, as a <text:span text:style-name="CD1">super</text:span> object may retrieve the next method to be called from any of the classes in the type hierarchy. While this usually isn't a problem, as method signatures are required to remain stable for the sake of users of the class, it can be an issue for methods involved in creation of new instances as many programmers do not consider these methods as being constrained by the same substitutability requirements as normal methods.</text:p>
      <text:p text:style-name="Body">The following listing shows both correct and incorrect invocation of parent methods in the presence of diamond inheritance in the class hierarchy.</text:p>
      <text:p text:style-name="CDT1">&gt;&gt;&gt; class A(object):</text:p>
      <text:p text:style-name="CDT">... <text:s text:c="4"/>def show_correct(self):</text:p>
      <text:p text:style-name="CDT">... <text:s text:c="8"/>print "Class A method invoked"</text:p>
      <text:p text:style-name="CDT">... <text:s text:c="4"/>def show_incorrect(self):</text:p>
      <text:p text:style-name="CDT">... <text:s text:c="8"/>print "Class A method invoked"</text:p>
      <text:p text:style-name="CDT">...</text:p>
      <text:p text:style-name="CDT">&gt;&gt;&gt; class B(A):</text:p>
      <text:p text:style-name="CDT">... <text:s text:c="4"/>def show_correct(self):</text:p>
      <text:p text:style-name="CDT">... <text:s text:c="8"/>print "Class B method invoked"</text:p>
      <text:p text:style-name="CDT">... <text:s text:c="8"/>super(B, self).show_correct()</text:p>
      <text:p text:style-name="CDT">... <text:s text:c="4"/>def show_incorrect(self):</text:p>
      <text:p text:style-name="CDT">... <text:s text:c="8"/>print "Class B method invoked"</text:p>
      <text:p text:style-name="CDT">... <text:s text:c="8"/>A.show_incorrect(self)</text:p>
      <text:p text:style-name="CDT">...</text:p>
      <text:p text:style-name="CDT">&gt;&gt;&gt; class C(A):</text:p>
      <text:p text:style-name="CDT">... <text:s text:c="4"/>def show_correct(self):</text:p>
      <text:p text:style-name="CDT">... <text:s text:c="8"/>print "Class C method invoked"</text:p>
      <text:p text:style-name="CDT"><text:soft-page-break/>... <text:s text:c="8"/>super(C, self).show_correct()</text:p>
      <text:p text:style-name="CDT">... <text:s text:c="4"/>def show_incorrect(self):</text:p>
      <text:p text:style-name="CDT">... <text:s text:c="8"/>print "Class C method invoked"</text:p>
      <text:p text:style-name="CDT">... <text:s text:c="8"/>A.show_incorrect(self)</text:p>
      <text:p text:style-name="CDT">...</text:p>
      <text:p text:style-name="CDT">&gt;&gt;&gt; class D(B, C):</text:p>
      <text:p text:style-name="CDT">... <text:s text:c="4"/>pass</text:p>
      <text:p text:style-name="CDT">...</text:p>
      <text:p text:style-name="CDT">&gt;&gt;&gt; x = D() <text:s text:c="14"/># Create an instance of the most derived class</text:p>
      <text:p text:style-name="CDT">&gt;&gt;&gt; x.show_incorrect() <text:s text:c="3"/># Invoking class A directly means class C is skipped</text:p>
      <text:p text:style-name="CDT">Class B method invoked</text:p>
      <text:p text:style-name="CDT">Class A method invoked</text:p>
      <text:p text:style-name="CDT">&gt;&gt;&gt; x.show_correct() <text:s text:c="5"/># Using super, class C is also invoked correctly</text:p>
      <text:p text:style-name="CDT">Class B method invoked</text:p>
      <text:p text:style-name="CDT">Class C method invoked</text:p>
      <text:p text:style-name="CDTX">Class A method invoked</text:p>
      <text:p text:style-name="Body">Making correct use of <text:span text:style-name="CD1">super</text:span> objects easier to both read and write is a matter of some interest to developers of the CPython reference interpreter (as well as other Python users and developers), but there are currently no concrete suggestions for improvement written up as Python Enhancement Proposals.</text:p>
      <text:h text:style-name="P1" text:outline-level="2">6.2 Controlling the Lifecycle of Objects</text:h>
      <text:p text:style-name="BodyNoIndent">Python is a garbage-collected language – objects remain alive as long as some part of the application retains a reference to them. However, the precise mechanism used for garbage collection is interpreter specific. CPython, for example, uses a reference-counting system with an additional mechanism to detect and remove unreachable cycles (groups of objects which reference each other, but cannot be reached from the rest of the application), while Jython and IronPython use the garbage collection mechanism of the underlying Java Virtual Machine or Common Language Runtime implementation.</text:p>
      <text:p text:style-name="Body">This section describes the elements that can be included in a class definition in order to control the lifecycle of instances of standard classes.</text:p>
      <text:h text:style-name="P2" text:outline-level="3">6.2.1 Creating and Initializing Class Instances</text:h>
      <text:p text:style-name="BodyNoIndent">Class instances are typically created by calling the class object. This in turn invokes the <text:span text:style-name="CD1">__call__()</text:span> method of the relevant metaclass. For standard classes, the <text:span text:style-name="CD1">__call__()</text:span> method of the standard metaclass <text:span text:style-name="CD1">type</text:span> invokes the special method <text:span text:style-name="CD1">__new__()</text:span> with the same arguments as were supplied to the <text:span text:style-name="CD1">__call__()</text:span> method (including the class object received as the first parameter). The <text:span text:style-name="CD1">__new__()</text:span> method is always a static method – if the relevant decorator is not applied by the programmer then it is applied automatically by the interpreter.</text:p>
      <text:p text:style-name="Body">The <text:span text:style-name="CD1">__new__()</text:span> method permits customization of the instance creation process before the instance is actually created. The subclass may alter the supplied arguments and then pass the modified arguments to the constructor of the parent class in order to actually create the new instance. This is the only mechanism available to affect the value of immutable parent classes such as the builtin numeric types. Once the new instance has been created, it must be returned as the result of the <text:span text:style-name="CD1">__new__()</text:span> method (if this last step is omitted, Python will return <text:span text:style-name="CD1">None</text:span> by default, which may lead to some strange error messages if the omission was not intended).</text:p>
      <text:p text:style-name="Body">If the result of the call to __new__() is an instance of the class that was passed in as the first argument, then <text:s/>the <text:span text:style-name="CD1">__call__()</text:span> method of the standard metaclass will automatically invoke the <text:span text:style-name="CD1">__init__()</text:span> method of the new instance in order to initialize the mutable elements. For immutable objects, this method has no effect (otherwise the instances would no longer be immutable). For mutable objects it populates the mutable aspects of the new instance (such as instance attributes, or the contents of a container) based on the arguments provided to <text:soft-page-break/>the call. Unlike the <text:span text:style-name="CD1">__new__()</text:span> method, the <text:span text:style-name="CD1">__init__()</text:span> method does not need to return a value (in fact, returning anything other than <text:span text:style-name="CD1">None</text:span> will trigger a <text:span text:style-name="CD1">TypeError</text:span>).</text:p>
      <text:p text:style-name="Body">In addition to creating the object itself, the <text:span text:style-name="CD1">__new__()</text:span> method should initialize enough of the state of the instance to satisfy any basic invariants of the class, even if the <text:span text:style-name="CD1">__init__()</text:span> method is not subsequently called (there are mechanisms for class creation, such as those in the pickle module, which may create an instance via <text:span text:style-name="CD1">__new__()</text:span> without subsequently invoking <text:span text:style-name="CD1">__init__()</text:span>). For example, subclasses of the builtin types may safely omit calling the <text:span text:style-name="CD1">__init__()</text:span> method of the parent class, as all essential initialization of the parent class has been carried out before the <text:span text:style-name="CD1">__init__()</text:span> method is called (obviously, if this step is omitted, then any mutable state such as the contents of a list or dictionary will not be initialized).</text:p>
      <text:p text:style-name="Body">The following listing shows the customization of the creation of an integer subclass. The value of the integer is the total number of arguments supplied to the constructor, while additional instance attributes are added to record the constructor arguments.</text:p>
      <text:p text:style-name="CDT1">&gt;&gt;&gt; class ShowClassCreation(int):</text:p>
      <text:p text:style-name="CDT">... <text:s text:c="4"/>def __new__(cls, *args, **kwds):</text:p>
      <text:p text:style-name="CDT">... <text:s text:c="8"/>print "Creating class instance"</text:p>
      <text:p text:style-name="CDT">... <text:s text:c="8"/>value = len(args) + len(kwds)</text:p>
      <text:p text:style-name="CDT">... <text:s text:c="8"/>self = super(ShowClassCreation, cls).__new__(cls, value)</text:p>
      <text:p text:style-name="CDT">... <text:s text:c="8"/>return self</text:p>
      <text:p text:style-name="CDT">... <text:s text:c="4"/>def __init__(self, *args, **kwds):</text:p>
      <text:p text:style-name="CDT">... <text:s text:c="8"/>print "Initializing class instance"</text:p>
      <text:p text:style-name="CDT">... <text:s text:c="8"/>self.args = args</text:p>
      <text:p text:style-name="CDT">... <text:s text:c="8"/>self.kwds = kwds</text:p>
      <text:p text:style-name="CDT">...</text:p>
      <text:p text:style-name="CDT">&gt;&gt;&gt; x = ShowClassCreation(1, 2, a=3) <text:s/># Create an instance of the class</text:p>
      <text:p text:style-name="CDT">Creating class instance</text:p>
      <text:p text:style-name="CDT">Initializing class instance</text:p>
      <text:p text:style-name="CDT">&gt;&gt;&gt; x <text:s text:c="32"/># Three arguments in total</text:p>
      <text:p text:style-name="CDT">3</text:p>
      <text:p text:style-name="CDT">&gt;&gt;&gt; x.args <text:s text:c="27"/># Two positional arguments to constructor</text:p>
      <text:p text:style-name="CDT">(1, 2)</text:p>
      <text:p text:style-name="CDT">&gt;&gt;&gt; x.kwds <text:s text:c="27"/># One keyword argument to constructor</text:p>
      <text:p text:style-name="CDTX">{'a': 3}</text:p>
      <text:h text:style-name="P2" text:outline-level="3">6.2.2 Alternate Constructors</text:h>
      <text:p text:style-name="BodyNoIndent">Class methods provide a convenient mechanism for providing additional alternate constructors beyond the basic constructor interface provided by calling the class directly.</text:p>
      <text:p text:style-name="Body">These alternate constructors typically operate either by translating from the supplied arguments to the arguments expected by the standard constructor, or else by first creating an uninitialized instance and then initializing it based on the supplied arguments.</text:p>
      <text:p text:style-name="Body">The following listing shows a simple Cartesian point class that uses an alternate constructor to permit creation from polar coordinates rather than from Cartesian coordinates.</text:p>
      <text:p text:style-name="CDT1">&gt;&gt;&gt; from math import sin, cos, atan</text:p>
      <text:p text:style-name="CDT">&gt;&gt;&gt; class Point(object):</text:p>
      <text:p text:style-name="CDT">... <text:s text:c="4"/>def __init__(self, x, y):</text:p>
      <text:p text:style-name="CDT">... <text:s text:c="8"/>self.x = round(x)</text:p>
      <text:p text:style-name="CDT">... <text:s text:c="8"/>self.y = round(y)</text:p>
      <text:p text:style-name="CDT">... <text:s text:c="4"/>@classmethod</text:p>
      <text:p text:style-name="CDT">... <text:s text:c="4"/>def from_polar(cls, r, theta):</text:p>
      <text:p text:style-name="CDT">... <text:s text:c="8"/>return cls(r*cos(theta), r*sin(theta))</text:p>
      <text:p text:style-name="CDT">...</text:p>
      <text:p text:style-name="CDT">&gt;&gt;&gt; p = Point(4, 3) <text:s text:c="15"/># Create instance from Cartesian coordinates</text:p>
      <text:p text:style-name="CDT"><text:soft-page-break/>&gt;&gt;&gt; p.x, p.y</text:p>
      <text:p text:style-name="CDT">(4.0, 3.0)</text:p>
      <text:p text:style-name="CDT">&gt;&gt;&gt; p = Point.from_polar(5, atan(0.75)) <text:s/># Create instance from polar coordinates</text:p>
      <text:p text:style-name="CDT">&gt;&gt;&gt; p.x, p.y</text:p>
      <text:p text:style-name="CDTX">(4.0, 3.0)</text:p>
      <text:h text:style-name="P2" text:outline-level="3">6.2.3 Deleting Objects</text:h>
      <text:p text:style-name="BodyNoIndent">Classes may define a <text:span text:style-name="CD1">__del__()</text:span> method which is invoked when instances of the class are garbage collected. The method accepts no arguments other than the instance being garbage collected. The method can be used to ensure that resources such as files and database connections are closed correctly.</text:p>
      <text:p text:style-name="Body">However, as Python does not define precise semantics for the garbage collection process, it is not possible to describe exactly when an object's <text:span text:style-name="CD1">__del__()</text:span> method will be invoked. Indeed, it is not guaranteed that this method will be invoked at all if there are still live references to the object when the Python interpreter exits. An interpreter implementation is also explicitly permitted to declare reference cycles containing multiple objects with <text:span text:style-name="CD1">__del__()</text:span> methods as unable to be garbage collected.</text:p>
      <text:p text:style-name="Body">The reason for these restrictions is that once the <text:span text:style-name="CD1">__del__()</text:span> method has been invoked, the object may longer be in a sensible state. If the affected object is in a reference cycle with another object containing a <text:span text:style-name="CD1">__del__()</text:span> method then it is entirely possible that the <text:span text:style-name="CD1">__del__()</text:span> method of the second object will attempt to access the first object, even though that object may no longer be in a valid state. Rather than taking the risk of creating an inconsistent application state, an interpreter implementation is permitted to leave such objects uncollected.</text:p>
      <text:p text:style-name="Body">The <text:span text:style-name="CD2">with</text:span> statement described in Chapter XREF(Flow Control Statements) was added to provide a far more deterministic approach to resource management than relying on the vagaries of each interpreter's implementation of garbage collection.</text:p>
      <text:h text:style-name="P2" text:outline-level="3">6.2.4 Weak References</text:h>
      <text:p text:style-name="BodyNoIndent">Many programming patterns, such as object caches to improve performance, or objects that send notifications to other objects may lead to objects being kept alive even after they are no longer really needed by the application.</text:p>
      <text:p text:style-name="Body">The <text:span text:style-name="CD1">weakref</text:span> module and the special attribute <text:span text:style-name="CD1">__weakref__</text:span> are used to provide access to objects via weak references that do not inadvertently keep an object alive longer than it is needed. The documentation of the <text:span text:style-name="CD1">weakref</text:span> module in the Python Standard Library Reference provides details on these capabilities.</text:p>
      <text:h text:style-name="P2" text:outline-level="3">6.2.5 Persistent Storage and Inter-Process Transfer of Objects</text:h>
      <text:p text:style-name="BodyNoIndent">Python's <text:span text:style-name="CD1">pickle</text:span> module defines a number of mechanisms that allow a class instance to be created based on the state of an instance stored in a file or transferred from another Python process.</text:p>
      <text:p text:style-name="Body">This involves methods on class instances to retrieve the information needed to create a new instance, as well as methods on the newly created instances to update their state to match that of the original objects. Again, details can be found in the Python Standard Library Reference documentation for the <text:span text:style-name="CD1">pickle</text:span> module.</text:p>
      <text:h text:style-name="P2" text:outline-level="3">6.2.6 Copying Objects</text:h>
      <text:p text:style-name="BodyNoIndent">In addition to the support for inter-process copying provided by the <text:span text:style-name="CD1">pickle</text:span> module, the standard library's <text:span text:style-name="CD1">copy</text:span> module provides <text:span text:style-name="CD1">copy()</text:span> and <text:span text:style-name="CD1">deepcopy()</text:span> functions to duplicate class instances within a running Python application. The basic copy operation is a shallow copy, creating a new object whose attributes and contents reference the same objects that the original object referenced. The deep copy operation attempts to make deep copies all of the referenced objects as well copying the original object itself.</text:p>
      <text:p text:style-name="Body"><text:soft-page-break/>These operations can be carried out based on the same interfaces used by the pickle module, or else provided directly by a class via <text:span text:style-name="CD1">__copy__()</text:span> and <text:span text:style-name="CD1">__deepcopy__()</text:span> methods. Details can be found in the Python Standard Library Reference documentation for the <text:span text:style-name="CD1">copy</text:span> module.</text:p>
      <text:h text:style-name="P1" text:outline-level="2">6.5 Alternate Metaclasses</text:h>
      <text:p text:style-name="BodyNoIndent">So far, this chapter has focused on cases where the metaclass is the standard metaclass <text:span text:style-name="CD1">type</text:span>. In some situations (such as large application frameworks) it may be desirable to use an alternate metaclass to simplify or standardize particular operations on classes.</text:p>
      <text:p text:style-name="Body">The actual metaclass used to handle a class definition is determined by the specified base classes, as well as explicit metaclass declarations both in the class definition and at the module level.</text:p>
      <text:h text:style-name="P2" text:outline-level="3">6.5.1 Determining the Metaclass</text:h>
      <text:p text:style-name="BodyNoIndent">The description of the class definition process at the beginning of the chapter briefly mentioned the process of finding the metaclass to be used to create the class object.</text:p>
      <text:p text:style-name="Body">The following listing outlines the semantics of that search. As usual, an actual interpreter implementation is likely to use different internal logic, but should produce the same results for a given class definition.</text:p>
      <text:p text:style-name="CDT1"><text:span text:style-name="CD2">def</text:span> _find_metaclass(cls_namespace, module_globals, bases):</text:p>
      <text:p text:style-name="CDT"><text:s text:c="4"/># Determine metaclasses of all bases</text:p>
      <text:p text:style-name="CDT"><text:s text:c="4"/>all_mcl = all_base_mcl = []</text:p>
      <text:p text:style-name="CDT"><text:s text:c="4"/><text:span text:style-name="CD2">for</text:span> cls <text:span text:style-name="CD2">in</text:span> bases:</text:p>
      <text:p text:style-name="CDT"><text:s text:c="8"/><text:span text:style-name="CD2">if</text:span> hasattr(cls, "__class__"):</text:p>
      <text:p text:style-name="CDT"><text:s text:c="12"/>mcl = cls.__class__</text:p>
      <text:p text:style-name="CDT"><text:s text:c="8"/><text:span text:style-name="CD2">else</text:span>:</text:p>
      <text:p text:style-name="CDT"><text:s text:c="12"/>mcl = type(cls)</text:p>
      <text:p text:style-name="CDT"><text:s text:c="8"/># Ignore classic classes</text:p>
      <text:p text:style-name="CDT"><text:s text:c="8"/><text:span text:style-name="CD2">if</text:span> mcl <text:span text:style-name="CD2">is</text:span> types.ClassType:</text:p>
      <text:p text:style-name="CDT"><text:s text:c="12"/><text:span text:style-name="CD2">continue</text:span></text:p>
      <text:p text:style-name="CDT"><text:s text:c="8"/># Check if this is a new metaclass</text:p>
      <text:p text:style-name="CDT"><text:s text:c="8"/><text:span text:style-name="CD2">if</text:span> mcl <text:span text:style-name="CD2">not</text:span> <text:span text:style-name="CD2">in</text:span> all_mcl:</text:p>
      <text:p text:style-name="CDT"><text:s text:c="12"/>all_mcl.append(mcl)</text:p>
      <text:p text:style-name="CDT"><text:s text:c="4"/># Check if there are no bases, or are only inheriting from classic classes</text:p>
      <text:p text:style-name="CDT"><text:s text:c="4"/><text:span text:style-name="CD2">if</text:span> <text:span text:style-name="CD2">not</text:span> all_mcl:</text:p>
      <text:p text:style-name="CDT"><text:s text:c="8"/><text:span text:style-name="CD2">if</text:span> '__metaclass__' <text:span text:style-name="CD2">in</text:span> cls_namespace:</text:p>
      <text:p text:style-name="CDT"><text:s text:c="12"/># Explicitly declared metaclass in class definition</text:p>
      <text:p text:style-name="CDT"><text:s text:c="12"/>best_mcl = cls_namespace['__metaclass__']</text:p>
      <text:p text:style-name="CDT"><text:s text:c="8"/><text:span text:style-name="CD2">elif</text:span> <text:span text:style-name="CD2">not</text:span> bases <text:span text:style-name="CD2">and</text:span> '__metaclass__' in module_globals:</text:p>
      <text:p text:style-name="CDT"><text:s text:c="12"/># No bases and explicitly declared metaclass at module level</text:p>
      <text:p text:style-name="CDT"><text:s text:c="12"/>best_mcl = cls_namespace['__metaclass__']</text:p>
      <text:p text:style-name="CDT"><text:s text:c="8"/><text:span text:style-name="CD2">else</text:span>:</text:p>
      <text:p text:style-name="CDT"><text:s text:c="12"/># Default to classic (prior to Python 2.2) class behavior</text:p>
      <text:p text:style-name="CDT"><text:s text:c="12"/>best_mcl = types.ClassType</text:p>
      <text:p text:style-name="CDT"><text:s text:c="4"/><text:span text:style-name="CD2">else</text:span>:</text:p>
      <text:p text:style-name="CDT"><text:s text:c="8"/># Explicit metaclass in class definition is tried first</text:p>
      <text:p text:style-name="CDT"><text:s text:c="8"/><text:span text:style-name="CD2">if</text:span> '__metaclass__' <text:span text:style-name="CD2">in</text:span> cls_namespace:</text:p>
      <text:p text:style-name="CDT"><text:s text:c="12"/>all_mcl = [cls_namespace['__metaclass__']] + all_base_mcl</text:p>
      <text:p text:style-name="CDT"><text:s text:c="8"/># Try each metaclass in order</text:p>
      <text:p text:style-name="CDT"><text:s text:c="8"/><text:span text:style-name="CD2">for</text:span> best_mcl <text:span text:style-name="CD2">in</text:span> all_mcl:</text:p>
      <text:p text:style-name="CDT"><text:s text:c="12"/># Ensure the chosen metaclass is compatible with all base metaclasses</text:p>
      <text:p text:style-name="CDT"><text:s text:c="12"/><text:span text:style-name="CD2">for</text:span> mcl <text:span text:style-name="CD2">in</text:span> all_base_mcl:</text:p>
      <text:p text:style-name="CDT"><text:s text:c="16"/><text:span text:style-name="CD2">if</text:span> <text:span text:style-name="CD2">not</text:span> issubclass(best_mcl, mcl):</text:p>
      <text:p text:style-name="CDT"><text:soft-page-break/><text:s text:c="20"/><text:span text:style-name="CD2">break</text:span></text:p>
      <text:p text:style-name="CDT"><text:s text:c="12"/><text:span text:style-name="CD2">else</text:span>:</text:p>
      <text:p text:style-name="CDT"><text:s text:c="16"/># Current metaclass is a subclass of all base metaclasses</text:p>
      <text:p text:style-name="CDT"><text:s text:c="16"/><text:span text:style-name="CD2">break</text:span></text:p>
      <text:p text:style-name="CDT"><text:s text:c="8"/><text:span text:style-name="CD2">else</text:span>:</text:p>
      <text:p text:style-name="CDT"><text:s text:c="12"/># Did not find a metaclass that was a subclass of all base metaclasses</text:p>
      <text:p text:style-name="CDT"><text:s text:c="12"/><text:span text:style-name="CD2">raise</text:span> TypeError("Metaclass Conflict")</text:p>
      <text:p text:style-name="CDTX"><text:s text:c="4"/><text:span text:style-name="CD2">return</text:span> best_mcl</text:p>
      <text:h text:style-name="P2" text:outline-level="3">6.5.2 Classic Classes</text:h>
      <text:p text:style-name="BodyNoIndent">Classic classes are created when a class definition inherits only from other classic classes, and there is no explicit metaclass defined in the class definition. They are also created when a class definition does not specify any bases at all and neither the class definition nor the module globals specify a metaclass explicitly.</text:p>
      <text:p text:style-name="Body">A number of the class features described in this chapter (and other chapters of this book) do not operate correctly when using classic classes. These discrepancies are summarized below.</text:p>
      <text:p text:style-name="BL1">[lb]<text:tab/>Classic classes do not support enforced descriptors like <text:span text:style-name="CD1">property()</text:span>, instead treating all descriptors as shadowable descriptors</text:p>
      <text:p text:style-name="BL">[lb]<text:tab/>Classic class objects do not have a __class__ attribute, so <text:span text:style-name="CD1">type(x)</text:span> must be used to access the metaclass of a classic class object</text:p>
      <text:p text:style-name="BL">[lb]<text:tab/><text:span text:style-name="CD1">type(x)</text:span> always returns <text:span text:style-name="CD1">types.InstanceType</text:span> for instances of classic classes, so <text:span text:style-name="CD1">x.__class__</text:span> must be used in order to access the actual classic class object.</text:p>
      <text:p text:style-name="BL">[lb]<text:tab/>The instance dictionary is always checked when retrieving a special method from an instance of a classic class, whereas it is typically bypassed for instances of a standard class.</text:p>
      <text:p text:style-name="BL">[lb]<text:tab/>Coercion of operands for binary operators is handled differently from the mechanism described in Chapter XREF(Statements and Expressions)</text:p>
      <text:p text:style-name="BL">[lb]<text:tab/>The method resolution order is not linearized when multiple inheritance is used, leading to potential problems with incorrect method and class attribute inheritance.</text:p>
      <text:p text:style-name="BL">[lb]<text:tab/><text:span text:style-name="CD1">super</text:span> objects cannot be used to support cooperative invocation of overridden methods.</text:p>
      <text:p text:style-name="Body">With the conversion of the standard exception hierarchy to standard classes in Python 2.5, there is no longer any reason for new applications to rely on the use of classic classes.</text:p>
      <text:h text:style-name="P2" text:outline-level="3">6.5.3 Implementing an Alternate Metaclass</text:h>
      <text:p text:style-name="BodyNoIndent">To implement an alternate metaclass, it is sufficient to inherit from the standard metaclass <text:span text:style-name="CD1">type</text:span> and override one or more of the special methods involved in class creation. Metaclasses not based on the standard metaclass are possible, but significantly more complex to implement correctly (as much of the behavior typical of Python classes will no longer be provided).</text:p>
      <text:p text:style-name="Body">An alternate metaclass also allows additional operations to be defined on class objects, such as additional normal methods or special methods such as <text:span text:style-name="CD1">__getitem__()</text:span>. NumPy uses this last technique to permit the use of slice notation when creating array objects.</text:p>
      <text:p text:style-name="CDT1">&gt;&gt;&gt; class Metaclass(type):</text:p>
      <text:p text:style-name="CDT">... <text:s text:c="4"/>def __new__(mcl, name, bases, namespace):</text:p>
      <text:p text:style-name="CDT">... <text:s text:c="8"/>print "Creating metaclass instance"</text:p>
      <text:p text:style-name="CDT">... <text:s text:c="8"/>cls = super(Metaclass, mcl).__new__(mcl, name, bases, namespace)</text:p>
      <text:p text:style-name="CDT">... <text:s text:c="8"/>return cls</text:p>
      <text:p text:style-name="CDT">... <text:s text:c="4"/>def __init__(cls, name, bases, namespace):</text:p>
      <text:p text:style-name="CDT">... <text:s text:c="8"/>print "Initializing metaclass instance"</text:p>
      <text:p text:style-name="CDT">... <text:s text:c="4"/>def __call__(cls, *args, **kwds):</text:p>
      <text:p text:style-name="CDT"><text:soft-page-break/>... <text:s text:c="8"/>print "Calling metaclass instance"</text:p>
      <text:p text:style-name="CDT">... <text:s text:c="8"/>obj = super(Metaclass, cls).__call__(*args, **kwds)</text:p>
      <text:p text:style-name="CDT">... <text:s text:c="8"/>return obj</text:p>
      <text:p text:style-name="CDT">...</text:p>
      <text:p text:style-name="CDT">&gt;&gt;&gt; class ShowMetaclass():</text:p>
      <text:p text:style-name="CDT">... <text:s text:c="4"/>__metaclass__ = Metaclass</text:p>
      <text:p text:style-name="CDT">... <text:s text:c="4"/>def __new__(cls):</text:p>
      <text:p text:style-name="CDT">... <text:s text:c="8"/>print "Creating class instance"</text:p>
      <text:p text:style-name="CDT">... <text:s text:c="8"/>return object.__new__(cls)</text:p>
      <text:p text:style-name="CDT">... <text:s text:c="4"/>def __init__(cls):</text:p>
      <text:p text:style-name="CDT">... <text:s text:c="8"/>print "Initializing class instance"</text:p>
      <text:p text:style-name="CDT">...</text:p>
      <text:p text:style-name="CDT">Creating metaclass instance</text:p>
      <text:p text:style-name="CDT">Initializing metaclass instance</text:p>
      <text:p text:style-name="CDT">&gt;&gt;&gt; x = ShowMetaclass() <text:s text:c="14"/># Create an instance of the class</text:p>
      <text:p text:style-name="CDT">Calling metaclass instance</text:p>
      <text:p text:style-name="CDT">Creating class instance</text:p>
      <text:p text:style-name="CDTX">Initializing class in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2.75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default-outline-level="1">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ode" style:family="paragraph" style:parent-style-name="Standard">
      <style:paragraph-properties fo:margin-top="0in" fo:margin-bottom="0.1181in"/>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NoIndent" style:default-outline-level="2">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default-outline-level="3">
      <style:paragraph-properties fo:margin-left="0in" fo:margin-right="0in" fo:margin-top="0.25in" fo:margin-bottom="0.0555in" style:line-height-at-least="0.2083in" fo:text-indent="0in" style:auto-text-indent="false" fo:keep-with-next="always"/>
      <style:text-properties fo:color="#000000" fo:font-size="11pt" fo:font-weight="bold" style:font-size-asian="11pt" style:font-weight-asian="bold"/>
    </style:style>
    <style:style style:name="HE" style:family="paragraph" style:parent-style-name="Standard" style:next-style-name="Body" style:default-outline-level="4">
      <style:paragraph-properties fo:margin-left="0in" fo:margin-right="0in" fo:margin-top="0.0835in" fo:margin-bottom="0in" style:line-height-at-least="0.2083in" fo:text-indent="0in" style:auto-text-indent="false"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1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4"/>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5in" text:min-label-width="0.25in"/>
        <style:text-properties style:font-name="Symbol"/>
      </text:list-level-style-bullet>
      <text:list-level-style-bullet text:level="3" text:style-name="WW8Num1z0" style:num-suffix="." text:bullet-char="">
        <style:list-level-properties text:space-before="0.75in" text:min-label-width="0.25in"/>
        <style:text-properties style:font-name="Symbol"/>
      </text:list-level-style-bullet>
      <text:list-level-style-bullet text:level="4" text:style-name="WW8Num1z0" style:num-suffix="." text:bullet-char="">
        <style:list-level-properties text:space-before="1in" text:min-label-width="0.25in"/>
        <style:text-properties style:font-name="Symbol"/>
      </text:list-level-style-bullet>
      <text:list-level-style-bullet text:level="5" text:style-name="WW8Num1z0" style:num-suffix="." text:bullet-char="">
        <style:list-level-properties text:space-before="1.25in" text:min-label-width="0.25in"/>
        <style:text-properties style:font-name="Symbol"/>
      </text:list-level-style-bullet>
      <text:list-level-style-bullet text:level="6" text:style-name="WW8Num1z0" style:num-suffix="." text:bullet-char="">
        <style:list-level-properties text:space-before="1.5in" text:min-label-width="0.25in"/>
        <style:text-properties style:font-name="Symbol"/>
      </text:list-level-style-bullet>
      <text:list-level-style-bullet text:level="7" text:style-name="WW8Num1z0" style:num-suffix="." text:bullet-char="">
        <style:list-level-properties text:space-before="1.75in" text:min-label-width="0.25in"/>
        <style:text-properties style:font-name="Symbol"/>
      </text:list-level-style-bullet>
      <text:list-level-style-bullet text:level="8" text:style-name="WW8Num1z0" style:num-suffix="." text:bullet-char="">
        <style:list-level-properties text:space-before="2in" text:min-label-width="0.25in"/>
        <style:text-properties style:font-name="Symbol"/>
      </text:list-level-style-bullet>
      <text:list-level-style-bullet text:level="9" text:style-name="WW8Num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hapter 6</dc:title>
    <dc:subject>Classes and Metaclasses</dc:subject>
    <meta:initial-creator>Nick Coghlan</meta:initial-creator>
    <meta:creation-date>2006-02-15T03:12:00</meta:creation-date>
    <dc:date>2008-03-05T23:27:10</dc:date>
    <meta:print-date>2113-01-01T00:00:00</meta:print-date>
    <meta:editing-cycles>443</meta:editing-cycles>
    <meta:editing-duration>P2DT22H56M16S</meta:editing-duration>
    <meta:user-defined meta:name="Info 1"/>
    <meta:user-defined meta:name="Info 2"/>
    <meta:user-defined meta:name="Info 3"/>
    <meta:user-defined meta:name="Info 4"/>
    <meta:document-statistic meta:table-count="0" meta:image-count="0" meta:object-count="0" meta:page-count="22" meta:paragraph-count="646" meta:word-count="10004" meta:character-count="67570"/>
  </office:meta>
</office:document-meta>
</file>